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465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157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374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551in" svg:height="4.5295in" svg:x="3.6902in" svg:y="1.9248in">
            <draw:object draw:notify-on-update-of-ranges="Sheet1.G2:Sheet1.G8 Sheet1.K1:Sheet1.K1 Sheet1.K2:Sheet1.K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335in" svg:height="4.1705in" svg:x="3.6787in" svg:y="6.813in">
            <draw:object draw:notify-on-update-of-ranges="Sheet1.G2:Sheet1.G8 Sheet1.H1:Sheet1.H1 Sheet1.H2:Sheet1.H8 Sheet1.L1:Sheet1.L1 Sheet1.L2:Sheet1.L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213in" svg:height="4.522in" svg:x="3.7799in" svg:y="11.3929in">
            <draw:object draw:notify-on-update-of-ranges="Sheet1.G2:Sheet1.G8 Sheet1.M1:Sheet1.M1 Sheet1.M2:Sheet1.M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3.7898in" svg:y="17.4984in">
            <draw:object draw:notify-on-update-of-ranges="Sheet1.G2:Sheet1.G8 Sheet1.J1:Sheet1.J1 Sheet1.J2:Sheet1.J8 Sheet1.N1:Sheet1.N1 Sheet1.N2:Sheet1.N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insert (s)</text:p>
          </table:table-cell>
          <table:table-cell office:value-type="string">
            <text:p>decrease (s)</text:p>
          </table:table-cell>
          <table:table-cell office:value-type="string">
            <text:p>delete min (s)</text:p>
          </table:table-cell>
          <table:table-cell table:number-columns-repeated="2"/>
          <table:table-cell office:value-type="string">
            <text:p>size (N)</text:p>
          </table:table-cell>
          <table:table-cell office:value-type="string">
            <text:p>avg insert</text:p>
          </table:table-cell>
          <table:table-cell office:value-type="string">
            <text:p>avg decrease</text:p>
          </table:table-cell>
          <table:table-cell office:value-type="string">
            <text:p>avg delete</text:p>
          </table:table-cell>
          <table:table-cell office:value-type="string">
            <text:p>avg insert/N</text:p>
          </table:table-cell>
          <table:table-cell office:value-type="string">
            <text:p>N</text:p>
          </table:table-cell>
          <table:table-cell office:value-type="string">
            <text:p>avg decrease/N</text:p>
          </table:table-cell>
          <table:table-cell office:value-type="string">
            <text:p>log_2(N!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3086">
            <text:p>0.000003086</text:p>
          </table:table-cell>
          <table:table-cell office:value-type="float" office:value="0.000001085">
            <text:p>0.000001085</text:p>
          </table:table-cell>
          <table:table-cell office:value-type="float" office:value="0.000002388">
            <text:p>0.000002388</text:p>
          </table:table-cell>
          <table:table-cell office:value-type="string">
            <text:p><text:s/></text:p>
          </table:table-cell>
          <table:table-cell/>
          <table:table-cell office:value-type="float" office:value="10">
            <text:p>10</text:p>
          </table:table-cell>
          <table:table-cell table:formula="of:=AVERAGE([.B2:.B51])" office:value-type="float" office:value="0.00000059716">
            <text:p>5.9716E-007</text:p>
          </table:table-cell>
          <table:table-cell table:formula="of:=AVERAGE([.C2:.C51])" office:value-type="float" office:value="0.00000054924">
            <text:p>5.4924E-007</text:p>
          </table:table-cell>
          <table:table-cell table:formula="of:=AVERAGE([.D2:.D51])" office:value-type="float" office:value="0.00000198136">
            <text:p>1.98136E-006</text:p>
          </table:table-cell>
          <table:table-cell table:formula="of:=[.H2]/[.G2]" office:value-type="float" office:value="0.000000059716">
            <text:p>5.9716E-008</text:p>
          </table:table-cell>
          <table:table-cell table:formula="of:=[.G2]" office:value-type="float" office:value="10">
            <text:p>10</text:p>
          </table:table-cell>
          <table:table-cell table:formula="of:=[.I2]/[.G2]" office:value-type="float" office:value="0.000000054924">
            <text:p>5.4924E-008</text:p>
          </table:table-cell>
          <table:table-cell table:style-name="ce1" office:value-type="float" office:value="19.9315685693242">
            <text:p>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603">
            <text:p>0.000000603</text:p>
          </table:table-cell>
          <table:table-cell office:value-type="float" office:value="0.000000619">
            <text:p>0.000000619</text:p>
          </table:table-cell>
          <table:table-cell office:value-type="float" office:value="0.000001816">
            <text:p>0.000001816</text:p>
          </table:table-cell>
          <table:table-cell office:value-type="string">
            <text:p><text:s/></text:p>
          </table:table-cell>
          <table:table-cell/>
          <table:table-cell office:value-type="float" office:value="100">
            <text:p>100</text:p>
          </table:table-cell>
          <table:table-cell table:formula="of:=AVERAGE([.B52:.B101])" office:value-type="float" office:value="0.00000342375510204082">
            <text:p>3.42375510204082E-006</text:p>
          </table:table-cell>
          <table:table-cell table:formula="of:=AVERAGE([.C52:.C101])" office:value-type="float" office:value="0.0000035894693877551">
            <text:p>3.5894693877551E-006</text:p>
          </table:table-cell>
          <table:table-cell table:formula="of:=AVERAGE([.D52:.D101])" office:value-type="float" office:value="0.0000252369166666667">
            <text:p>2.52369166666667E-005</text:p>
          </table:table-cell>
          <table:table-cell table:formula="of:=[.H3]/[.G3]" office:value-type="float" office:value="0.0000000342375510204082">
            <text:p>3.42375510204082E-008</text:p>
          </table:table-cell>
          <table:table-cell table:formula="of:=[.G3]" office:value-type="float" office:value="100">
            <text:p>100</text:p>
          </table:table-cell>
          <table:table-cell table:formula="of:=[.I3]/[.G3]" office:value-type="float" office:value="0.000000035894693877551">
            <text:p>3.5894693877551E-008</text:p>
          </table:table-cell>
          <table:table-cell table:style-name="ce1" office:value-type="float" office:value="521.542710897316">
            <text:p>5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67">
            <text:p>0.000000567</text:p>
          </table:table-cell>
          <table:table-cell office:value-type="float" office:value="0.000000554">
            <text:p>0.000000554</text:p>
          </table:table-cell>
          <table:table-cell office:value-type="float" office:value="0.000001763">
            <text:p>0.000001763</text:p>
          </table:table-cell>
          <table:table-cell office:value-type="string">
            <text:p><text:s/></text:p>
          </table:table-cell>
          <table:table-cell/>
          <table:table-cell office:value-type="float" office:value="1000">
            <text:p>1000</text:p>
          </table:table-cell>
          <table:table-cell table:formula="of:=AVERAGE([.B102:.B151])" office:value-type="float" office:value="0.0000421510833333333">
            <text:p>4.21510833333333E-005</text:p>
          </table:table-cell>
          <table:table-cell table:formula="of:=AVERAGE([.C102:.C151])" office:value-type="float" office:value="0.0000324480612244898">
            <text:p>3.24480612244898E-005</text:p>
          </table:table-cell>
          <table:table-cell table:formula="of:=AVERAGE([.D102:.D151])" office:value-type="float" office:value="0.00025408964">
            <text:p>0.0002540896</text:p>
          </table:table-cell>
          <table:table-cell table:formula="of:=[.H4]/[.G4]" office:value-type="float" office:value="0.0000000421510833333333">
            <text:p>4.21510833333333E-008</text:p>
          </table:table-cell>
          <table:table-cell table:formula="of:=[.G4]" office:value-type="float" office:value="1000">
            <text:p>1000</text:p>
          </table:table-cell>
          <table:table-cell table:formula="of:=[.I4]/[.G4]" office:value-type="float" office:value="0.0000000324480612244898">
            <text:p>3.24480612244898E-008</text:p>
          </table:table-cell>
          <table:table-cell table:style-name="ce1" office:value-type="float" office:value="8504.13592291165">
            <text:p>85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3">
            <text:p>0.000000553</text:p>
          </table:table-cell>
          <table:table-cell office:value-type="float" office:value="0.000000533">
            <text:p>0.000000533</text:p>
          </table:table-cell>
          <table:table-cell office:value-type="float" office:value="0.000001734">
            <text:p>0.000001734</text:p>
          </table:table-cell>
          <table:table-cell office:value-type="string">
            <text:p><text:s/></text:p>
          </table:table-cell>
          <table:table-cell/>
          <table:table-cell office:value-type="float" office:value="10000">
            <text:p>10000</text:p>
          </table:table-cell>
          <table:table-cell table:formula="of:=AVERAGE([.B152:.B201])" office:value-type="float" office:value="0.00055876272">
            <text:p>0.0005587627</text:p>
          </table:table-cell>
          <table:table-cell table:formula="of:=AVERAGE([.C152:.C201])" office:value-type="float" office:value="0.000319543775510204">
            <text:p>0.0003195438</text:p>
          </table:table-cell>
          <table:table-cell table:formula="of:=AVERAGE([.D152:.D201])" office:value-type="float" office:value="0.0038288108">
            <text:p>0.0038288108</text:p>
          </table:table-cell>
          <table:table-cell table:formula="of:=[.H5]/[.G5]" office:value-type="float" office:value="0.000000055876272">
            <text:p>5.5876272E-008</text:p>
          </table:table-cell>
          <table:table-cell table:formula="of:=[.G5]" office:value-type="float" office:value="10000">
            <text:p>10000</text:p>
          </table:table-cell>
          <table:table-cell table:formula="of:=[.I5]/[.G5]" office:value-type="float" office:value="0.0000000319543775510204">
            <text:p>0.000000032</text:p>
          </table:table-cell>
          <table:table-cell table:style-name="ce1" office:value-type="float" office:value="118260.64017799">
            <text:p>1182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19">
            <text:p>0.000000519</text:p>
          </table:table-cell>
          <table:table-cell office:value-type="float" office:value="0.000000546">
            <text:p>0.000000546</text:p>
          </table:table-cell>
          <table:table-cell office:value-type="float" office:value="0.000001745">
            <text:p>0.000001745</text:p>
          </table:table-cell>
          <table:table-cell office:value-type="string">
            <text:p><text:s/></text:p>
          </table:table-cell>
          <table:table-cell/>
          <table:table-cell office:value-type="float" office:value="100000">
            <text:p>100000</text:p>
          </table:table-cell>
          <table:table-cell table:formula="of:=AVERAGE([.B202:.B251])" office:value-type="float" office:value="0.0056683772">
            <text:p>0.0056683772</text:p>
          </table:table-cell>
          <table:table-cell table:formula="of:=AVERAGE([.C202:.C251])" office:value-type="float" office:value="0.0034138938">
            <text:p>0.0034138938</text:p>
          </table:table-cell>
          <table:table-cell table:formula="of:=AVERAGE([.D202:.D251])" office:value-type="float" office:value="0.040432284">
            <text:p>0.040432284</text:p>
          </table:table-cell>
          <table:table-cell table:formula="of:=[.H6]/[.G6]" office:value-type="float" office:value="0.000000056683772">
            <text:p>5.6683772E-008</text:p>
          </table:table-cell>
          <table:table-cell table:formula="of:=[.G6]" office:value-type="float" office:value="100000">
            <text:p>100000</text:p>
          </table:table-cell>
          <table:table-cell table:formula="of:=[.I6]/[.G6]" office:value-type="float" office:value="0.000000034138938">
            <text:p>3.4138938E-008</text:p>
          </table:table-cell>
          <table:table-cell table:style-name="ce1" office:value-type="float" office:value="1516460.17531608">
            <text:p>15164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66">
            <text:p>0.000000566</text:p>
          </table:table-cell>
          <table:table-cell office:value-type="float" office:value="0.000000533">
            <text:p>0.000000533</text:p>
          </table:table-cell>
          <table:table-cell office:value-type="float" office:value="0.000014157">
            <text:p>0.000014157</text:p>
          </table:table-cell>
          <table:table-cell office:value-type="string">
            <text:p><text:s/></text:p>
          </table:table-cell>
          <table:table-cell/>
          <table:table-cell office:value-type="float" office:value="1000000">
            <text:p>1000000</text:p>
          </table:table-cell>
          <table:table-cell table:formula="of:=AVERAGE([.B252:.B301])" office:value-type="float" office:value="0.06100332">
            <text:p>0.06100332</text:p>
          </table:table-cell>
          <table:table-cell table:formula="of:=AVERAGE([.C252:.C301])" office:value-type="float" office:value="0.037186002">
            <text:p>0.037186002</text:p>
          </table:table-cell>
          <table:table-cell table:formula="of:=AVERAGE([.D252:.D301])" office:value-type="float" office:value="0.4319509">
            <text:p>0.4319509</text:p>
          </table:table-cell>
          <table:table-cell table:formula="of:=[.H7]/[.G7]" office:value-type="float" office:value="0.00000006100332">
            <text:p>0.000000061</text:p>
          </table:table-cell>
          <table:table-cell table:formula="of:=[.G7]" office:value-type="float" office:value="1000000">
            <text:p>1000000</text:p>
          </table:table-cell>
          <table:table-cell table:formula="of:=[.I7]/[.G7]" office:value-type="float" office:value="0.000000037186002">
            <text:p>3.7186002E-008</text:p>
          </table:table-cell>
          <table:table-cell table:style-name="ce1" office:value-type="float" office:value="18488855.1977146">
            <text:p>184888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64">
            <text:p>0.000000564</text:p>
          </table:table-cell>
          <table:table-cell office:value-type="float" office:value="0.000000546">
            <text:p>0.000000546</text:p>
          </table:table-cell>
          <table:table-cell office:value-type="float" office:value="0.00000174">
            <text:p>0.00000174</text:p>
          </table:table-cell>
          <table:table-cell office:value-type="string">
            <text:p><text:s/></text:p>
          </table:table-cell>
          <table:table-cell/>
          <table:table-cell office:value-type="float" office:value="10000000">
            <text:p>10000000</text:p>
          </table:table-cell>
          <table:table-cell table:formula="of:=AVERAGE([.B302:.B351])" office:value-type="float" office:value="0.60701966">
            <text:p>0.60701966</text:p>
          </table:table-cell>
          <table:table-cell table:formula="of:=AVERAGE([.C302:.C351])" office:value-type="float" office:value="0.38465912">
            <text:p>0.38465912</text:p>
          </table:table-cell>
          <table:table-cell table:formula="of:=AVERAGE([.D302:.D351])" office:value-type="float" office:value="3.7197828">
            <text:p>3.7197828</text:p>
          </table:table-cell>
          <table:table-cell table:formula="of:=[.H8]/[.G8]" office:value-type="float" office:value="0.000000060701966">
            <text:p>6.0701966E-008</text:p>
          </table:table-cell>
          <table:table-cell table:formula="of:=[.G8]" office:value-type="float" office:value="10000000">
            <text:p>10000000</text:p>
          </table:table-cell>
          <table:table-cell table:formula="of:=[.I8]/[.G8]" office:value-type="float" office:value="0.000000038465912">
            <text:p>3.8465912E-008</text:p>
          </table:table-cell>
          <table:table-cell table:style-name="ce1" office:value-type="float" office:value="218107832.92602">
            <text:p>2181078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">
            <text:p>0.00000055</text:p>
          </table:table-cell>
          <table:table-cell office:value-type="float" office:value="0.000000519">
            <text:p>0.000000519</text:p>
          </table:table-cell>
          <table:table-cell office:value-type="float" office:value="0.000001707">
            <text:p>0.000001707</text:p>
          </table:table-cell>
          <table:table-cell office:value-type="string">
            <text:p><text:s/></text:p>
          </table:table-cell>
          <table:table-cell table:number-columns-repeated="7"/>
          <table:table-cell table:formula="of:=AVERAGE([.M2:.M8])" office:value-type="float" office:value="0.0000000378588549504373">
            <text:p>3.78588549504373E-00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9">
            <text:p>0.000000539</text:p>
          </table:table-cell>
          <table:table-cell office:value-type="float" office:value="0.00000053">
            <text:p>0.00000053</text:p>
          </table:table-cell>
          <table:table-cell office:value-type="float" office:value="0.000001709">
            <text:p>0.00000170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612">
            <text:p>0.000000612</text:p>
          </table:table-cell>
          <table:table-cell office:value-type="float" office:value="0.000000527">
            <text:p>0.000000527</text:p>
          </table:table-cell>
          <table:table-cell office:value-type="float" office:value="0.000001702">
            <text:p>0.00000170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1">
            <text:p>0.000000521</text:p>
          </table:table-cell>
          <table:table-cell office:value-type="float" office:value="0.000000529">
            <text:p>0.000000529</text:p>
          </table:table-cell>
          <table:table-cell office:value-type="float" office:value="0.00000171">
            <text:p>0.0000017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8">
            <text:p>0.000000538</text:p>
          </table:table-cell>
          <table:table-cell office:value-type="float" office:value="0.000000527">
            <text:p>0.000000527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9">
            <text:p>0.000000529</text:p>
          </table:table-cell>
          <table:table-cell office:value-type="float" office:value="0.000000527">
            <text:p>0.000000527</text:p>
          </table:table-cell>
          <table:table-cell office:value-type="float" office:value="0.000001699">
            <text:p>0.00000169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79">
            <text:p>0.000000579</text:p>
          </table:table-cell>
          <table:table-cell office:value-type="float" office:value="0.000000563">
            <text:p>0.000000563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2">
            <text:p>0.000000552</text:p>
          </table:table-cell>
          <table:table-cell office:value-type="float" office:value="0.000000542">
            <text:p>0.000000542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8">
            <text:p>0.000000548</text:p>
          </table:table-cell>
          <table:table-cell office:value-type="float" office:value="0.000000545">
            <text:p>0.000000545</text:p>
          </table:table-cell>
          <table:table-cell office:value-type="float" office:value="0.000001715">
            <text:p>0.00000171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6">
            <text:p>0.000000546</text:p>
          </table:table-cell>
          <table:table-cell office:value-type="float" office:value="0.000000535">
            <text:p>0.000000535</text:p>
          </table:table-cell>
          <table:table-cell office:value-type="float" office:value="0.000001699">
            <text:p>0.00000169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5">
            <text:p>0.000000555</text:p>
          </table:table-cell>
          <table:table-cell office:value-type="float" office:value="0.000000543">
            <text:p>0.000000543</text:p>
          </table:table-cell>
          <table:table-cell office:value-type="float" office:value="0.000001695">
            <text:p>0.0000016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8">
            <text:p>0.000000548</text:p>
          </table:table-cell>
          <table:table-cell office:value-type="float" office:value="0.000000533">
            <text:p>0.000000533</text:p>
          </table:table-cell>
          <table:table-cell office:value-type="float" office:value="0.000001716">
            <text:p>0.0000017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9">
            <text:p>0.000000549</text:p>
          </table:table-cell>
          <table:table-cell office:value-type="float" office:value="0.000000548">
            <text:p>0.000000548</text:p>
          </table:table-cell>
          <table:table-cell office:value-type="float" office:value="0.000001705">
            <text:p>0.00000170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1">
            <text:p>0.000000551</text:p>
          </table:table-cell>
          <table:table-cell office:value-type="float" office:value="0.000000533">
            <text:p>0.000000533</text:p>
          </table:table-cell>
          <table:table-cell office:value-type="float" office:value="0.00000172">
            <text:p>0.000001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6">
            <text:p>0.000000546</text:p>
          </table:table-cell>
          <table:table-cell office:value-type="float" office:value="0.000000555">
            <text:p>0.000000555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4">
            <text:p>0.000000544</text:p>
          </table:table-cell>
          <table:table-cell office:value-type="float" office:value="0.000000532">
            <text:p>0.000000532</text:p>
          </table:table-cell>
          <table:table-cell office:value-type="float" office:value="0.000001712">
            <text:p>0.00000171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4">
            <text:p>0.000000544</text:p>
          </table:table-cell>
          <table:table-cell office:value-type="float" office:value="0.000000555">
            <text:p>0.000000555</text:p>
          </table:table-cell>
          <table:table-cell office:value-type="float" office:value="0.000001744">
            <text:p>0.0000017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6">
            <text:p>0.000000546</text:p>
          </table:table-cell>
          <table:table-cell office:value-type="float" office:value="0.00000053">
            <text:p>0.00000053</text:p>
          </table:table-cell>
          <table:table-cell office:value-type="float" office:value="0.000001708">
            <text:p>0.0000017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9">
            <text:p>0.000000549</text:p>
          </table:table-cell>
          <table:table-cell office:value-type="float" office:value="0.000000542">
            <text:p>0.000000542</text:p>
          </table:table-cell>
          <table:table-cell office:value-type="float" office:value="0.000001708">
            <text:p>0.0000017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1">
            <text:p>0.000000521</text:p>
          </table:table-cell>
          <table:table-cell office:value-type="float" office:value="0.000000542">
            <text:p>0.000000542</text:p>
          </table:table-cell>
          <table:table-cell office:value-type="float" office:value="0.000001719">
            <text:p>0.0000017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4">
            <text:p>0.000000524</text:p>
          </table:table-cell>
          <table:table-cell office:value-type="float" office:value="0.000000529">
            <text:p>0.000000529</text:p>
          </table:table-cell>
          <table:table-cell office:value-type="float" office:value="0.00000171">
            <text:p>0.0000017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657">
            <text:p>0.000000657</text:p>
          </table:table-cell>
          <table:table-cell office:value-type="float" office:value="0.00000059">
            <text:p>0.00000059</text:p>
          </table:table-cell>
          <table:table-cell office:value-type="float" office:value="0.000001726">
            <text:p>0.00000172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64">
            <text:p>0.000000564</text:p>
          </table:table-cell>
          <table:table-cell office:value-type="float" office:value="0.000000543">
            <text:p>0.000000543</text:p>
          </table:table-cell>
          <table:table-cell office:value-type="float" office:value="0.000001723">
            <text:p>0.00000172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9">
            <text:p>0.000000549</text:p>
          </table:table-cell>
          <table:table-cell office:value-type="float" office:value="0.000000531">
            <text:p>0.000000531</text:p>
          </table:table-cell>
          <table:table-cell office:value-type="float" office:value="0.000001718">
            <text:p>0.00000171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5">
            <text:p>0.000000535</text:p>
          </table:table-cell>
          <table:table-cell office:value-type="float" office:value="0.000000533">
            <text:p>0.000000533</text:p>
          </table:table-cell>
          <table:table-cell office:value-type="float" office:value="0.000001711">
            <text:p>0.00000171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19">
            <text:p>0.000000519</text:p>
          </table:table-cell>
          <table:table-cell office:value-type="float" office:value="0.00000053">
            <text:p>0.00000053</text:p>
          </table:table-cell>
          <table:table-cell office:value-type="float" office:value="0.000001706">
            <text:p>0.0000017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2">
            <text:p>0.000000522</text:p>
          </table:table-cell>
          <table:table-cell office:value-type="float" office:value="0.000000527">
            <text:p>0.000000527</text:p>
          </table:table-cell>
          <table:table-cell office:value-type="float" office:value="0.000001719">
            <text:p>0.0000017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1">
            <text:p>0.000000531</text:p>
          </table:table-cell>
          <table:table-cell office:value-type="float" office:value="0.00000053">
            <text:p>0.00000053</text:p>
          </table:table-cell>
          <table:table-cell office:value-type="float" office:value="0.00000174">
            <text:p>0.000001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18">
            <text:p>0.000000518</text:p>
          </table:table-cell>
          <table:table-cell office:value-type="float" office:value="0.000000523">
            <text:p>0.000000523</text:p>
          </table:table-cell>
          <table:table-cell office:value-type="float" office:value="0.000001719">
            <text:p>0.0000017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1">
            <text:p>0.000000551</text:p>
          </table:table-cell>
          <table:table-cell office:value-type="float" office:value="0.000000538">
            <text:p>0.000000538</text:p>
          </table:table-cell>
          <table:table-cell office:value-type="float" office:value="0.000001716">
            <text:p>0.0000017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.000000524">
            <text:p>0.000000524</text:p>
          </table:table-cell>
          <table:table-cell office:value-type="float" office:value="0.000001715">
            <text:p>0.00000171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64">
            <text:p>0.000000564</text:p>
          </table:table-cell>
          <table:table-cell office:value-type="float" office:value="0.000000534">
            <text:p>0.000000534</text:p>
          </table:table-cell>
          <table:table-cell office:value-type="float" office:value="0.000001715">
            <text:p>0.00000171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5">
            <text:p>0.000000525</text:p>
          </table:table-cell>
          <table:table-cell office:value-type="float" office:value="0.000000568">
            <text:p>0.000000568</text:p>
          </table:table-cell>
          <table:table-cell office:value-type="float" office:value="0.000001706">
            <text:p>0.0000017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7">
            <text:p>0.000000537</text:p>
          </table:table-cell>
          <table:table-cell office:value-type="float" office:value="0.000000534">
            <text:p>0.000000534</text:p>
          </table:table-cell>
          <table:table-cell office:value-type="float" office:value="0.000001705">
            <text:p>0.00000170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">
            <text:p>0.00000052</text:p>
          </table:table-cell>
          <table:table-cell office:value-type="float" office:value="0.000000528">
            <text:p>0.000000528</text:p>
          </table:table-cell>
          <table:table-cell office:value-type="float" office:value="0.000001743">
            <text:p>0.00000174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4">
            <text:p>0.000000544</text:p>
          </table:table-cell>
          <table:table-cell office:value-type="float" office:value="0.00000054">
            <text:p>0.00000054</text:p>
          </table:table-cell>
          <table:table-cell office:value-type="float" office:value="0.000001721">
            <text:p>0.0000017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2">
            <text:p>0.000000532</text:p>
          </table:table-cell>
          <table:table-cell office:value-type="float" office:value="0.00000053">
            <text:p>0.00000053</text:p>
          </table:table-cell>
          <table:table-cell office:value-type="float" office:value="0.000001706">
            <text:p>0.0000017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4">
            <text:p>0.000000544</text:p>
          </table:table-cell>
          <table:table-cell office:value-type="float" office:value="0.000000529">
            <text:p>0.000000529</text:p>
          </table:table-cell>
          <table:table-cell office:value-type="float" office:value="0.000001719">
            <text:p>0.0000017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2">
            <text:p>0.000000532</text:p>
          </table:table-cell>
          <table:table-cell office:value-type="float" office:value="0.000000524">
            <text:p>0.000000524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5">
            <text:p>0.000000545</text:p>
          </table:table-cell>
          <table:table-cell office:value-type="float" office:value="0.00000053">
            <text:p>0.00000053</text:p>
          </table:table-cell>
          <table:table-cell office:value-type="float" office:value="0.000001712">
            <text:p>0.00000171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14">
            <text:p>0.000000514</text:p>
          </table:table-cell>
          <table:table-cell office:value-type="float" office:value="0.000000523">
            <text:p>0.000000523</text:p>
          </table:table-cell>
          <table:table-cell office:value-type="float" office:value="0.000001718">
            <text:p>0.00000171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">
            <text:p>0.00000053</text:p>
          </table:table-cell>
          <table:table-cell office:value-type="float" office:value="0.00000052">
            <text:p>0.00000052</text:p>
          </table:table-cell>
          <table:table-cell office:value-type="float" office:value="0.000001727">
            <text:p>0.00000172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2">
            <text:p>0.000000552</text:p>
          </table:table-cell>
          <table:table-cell office:value-type="float" office:value="0.000000531">
            <text:p>0.000000531</text:p>
          </table:table-cell>
          <table:table-cell office:value-type="float" office:value="0.000001717">
            <text:p>0.00000171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8077">
            <text:p>0.000008077</text:p>
          </table:table-cell>
          <table:table-cell office:value-type="float" office:value="0.000003442">
            <text:p>0.000003442</text:p>
          </table:table-cell>
          <table:table-cell office:value-type="float" office:value="0.000052416">
            <text:p>0.0000524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57">
            <text:p>0.000003157</text:p>
          </table:table-cell>
          <table:table-cell office:value-type="float" office:value="0.000003598">
            <text:p>0.000003598</text:p>
          </table:table-cell>
          <table:table-cell office:value-type="float" office:value="0.000024157">
            <text:p>0.0000241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2">
            <text:p>0.000003032</text:p>
          </table:table-cell>
          <table:table-cell office:value-type="float" office:value="0.000003418">
            <text:p>0.000003418</text:p>
          </table:table-cell>
          <table:table-cell office:value-type="float" office:value="0.000024039">
            <text:p>0.0000240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5">
            <text:p>0.000003035</text:p>
          </table:table-cell>
          <table:table-cell office:value-type="float" office:value="0.000003547">
            <text:p>0.000003547</text:p>
          </table:table-cell>
          <table:table-cell office:value-type="float" office:value="0.000024034">
            <text:p>0.00002403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1">
            <text:p>0.000003031</text:p>
          </table:table-cell>
          <table:table-cell office:value-type="float" office:value="0.000003316">
            <text:p>0.000003316</text:p>
          </table:table-cell>
          <table:table-cell office:value-type="float" office:value="0.00002413">
            <text:p>0.000024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31">
            <text:p>0.000003131</text:p>
          </table:table-cell>
          <table:table-cell office:value-type="float" office:value="0.000003386">
            <text:p>0.000003386</text:p>
          </table:table-cell>
          <table:table-cell office:value-type="float" office:value="0.000024228">
            <text:p>0.00002422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235">
            <text:p>0.000003235</text:p>
          </table:table-cell>
          <table:table-cell office:value-type="float" office:value="0.000003472">
            <text:p>0.000003472</text:p>
          </table:table-cell>
          <table:table-cell office:value-type="float" office:value="0.00002463">
            <text:p>0.0000246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5">
            <text:p>0.00000315</text:p>
          </table:table-cell>
          <table:table-cell office:value-type="float" office:value="0.000003437">
            <text:p>0.000003437</text:p>
          </table:table-cell>
          <table:table-cell office:value-type="float" office:value="0.000024063">
            <text:p>0.00002406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9">
            <text:p>0.000003019</text:p>
          </table:table-cell>
          <table:table-cell office:value-type="float" office:value="0.000003434">
            <text:p>0.000003434</text:p>
          </table:table-cell>
          <table:table-cell office:value-type="float" office:value="0.000023974">
            <text:p>0.0000239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325">
            <text:p>0.000003325</text:p>
          </table:table-cell>
          <table:table-cell office:value-type="float" office:value="0.000003443">
            <text:p>0.000003443</text:p>
          </table:table-cell>
          <table:table-cell office:value-type="float" office:value="0.000024015">
            <text:p>0.00002401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6">
            <text:p>0.000003026</text:p>
          </table:table-cell>
          <table:table-cell office:value-type="float" office:value="0.000003404">
            <text:p>0.000003404</text:p>
          </table:table-cell>
          <table:table-cell office:value-type="float" office:value="0.000024026">
            <text:p>0.00002402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3">
            <text:p>0.000003023</text:p>
          </table:table-cell>
          <table:table-cell office:value-type="float" office:value="0.000003434">
            <text:p>0.000003434</text:p>
          </table:table-cell>
          <table:table-cell office:value-type="float" office:value="0.000024035">
            <text:p>0.00002403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41">
            <text:p>0.000003041</text:p>
          </table:table-cell>
          <table:table-cell office:value-type="float" office:value="0.000003418">
            <text:p>0.000003418</text:p>
          </table:table-cell>
          <table:table-cell office:value-type="float" office:value="0.000023992">
            <text:p>0.00002399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5">
            <text:p>0.000003035</text:p>
          </table:table-cell>
          <table:table-cell office:value-type="float" office:value="0.00000769">
            <text:p>0.00000769</text:p>
          </table:table-cell>
          <table:table-cell office:value-type="float" office:value="0.000024889">
            <text:p>0.00002488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76">
            <text:p>0.000003076</text:p>
          </table:table-cell>
          <table:table-cell office:value-type="float" office:value="0.000003395">
            <text:p>0.000003395</text:p>
          </table:table-cell>
          <table:table-cell office:value-type="float" office:value="0.000024057">
            <text:p>0.0000240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3">
            <text:p>0.000003013</text:p>
          </table:table-cell>
          <table:table-cell office:value-type="float" office:value="0.000003425">
            <text:p>0.000003425</text:p>
          </table:table-cell>
          <table:table-cell office:value-type="float" office:value="0.000024023">
            <text:p>0.00002402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6">
            <text:p>0.000003036</text:p>
          </table:table-cell>
          <table:table-cell office:value-type="float" office:value="0.000003443">
            <text:p>0.000003443</text:p>
          </table:table-cell>
          <table:table-cell office:value-type="float" office:value="0.000024217">
            <text:p>0.00002421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11">
            <text:p>0.000003111</text:p>
          </table:table-cell>
          <table:table-cell office:value-type="float" office:value="0.000003441">
            <text:p>0.000003441</text:p>
          </table:table-cell>
          <table:table-cell office:value-type="float" office:value="0.000024213">
            <text:p>0.0000242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26">
            <text:p>0.000003126</text:p>
          </table:table-cell>
          <table:table-cell office:value-type="float" office:value="0.000003374">
            <text:p>0.000003374</text:p>
          </table:table-cell>
          <table:table-cell office:value-type="float" office:value="0.000024117">
            <text:p>0.00002411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1">
            <text:p>0.000003021</text:p>
          </table:table-cell>
          <table:table-cell office:value-type="float" office:value="0.000003345">
            <text:p>0.000003345</text:p>
          </table:table-cell>
          <table:table-cell office:value-type="float" office:value="0.000024038">
            <text:p>0.00002403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2">
            <text:p>0.000003022</text:p>
          </table:table-cell>
          <table:table-cell office:value-type="float" office:value="0.000003368">
            <text:p>0.000003368</text:p>
          </table:table-cell>
          <table:table-cell office:value-type="float" office:value="0.000024024">
            <text:p>0.0000240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6">
            <text:p>0.000003026</text:p>
          </table:table-cell>
          <table:table-cell office:value-type="float" office:value="0.000000211">
            <text:p>0.000000211</text:p>
          </table:table-cell>
          <table:table-cell/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748">
            <text:p>0.00000748</text:p>
          </table:table-cell>
          <table:table-cell office:value-type="float" office:value="0.0000074">
            <text:p>0.0000074</text:p>
          </table:table-cell>
          <table:table-cell office:value-type="float" office:value="0.000028254">
            <text:p>0.00002825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7137">
            <text:p>0.000007137</text:p>
          </table:table-cell>
          <table:table-cell office:value-type="float" office:value="0.000007164">
            <text:p>0.000007164</text:p>
          </table:table-cell>
          <table:table-cell office:value-type="float" office:value="0.000027965">
            <text:p>0.00002796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77">
            <text:p>0.000003177</text:p>
          </table:table-cell>
          <table:table-cell office:value-type="float" office:value="0.000003404">
            <text:p>0.000003404</text:p>
          </table:table-cell>
          <table:table-cell office:value-type="float" office:value="0.00002406">
            <text:p>0.000024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2">
            <text:p>0.000003032</text:p>
          </table:table-cell>
          <table:table-cell office:value-type="float" office:value="0.000003386">
            <text:p>0.000003386</text:p>
          </table:table-cell>
          <table:table-cell office:value-type="float" office:value="0.000024103">
            <text:p>0.00002410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4">
            <text:p>0.000003014</text:p>
          </table:table-cell>
          <table:table-cell office:value-type="float" office:value="0.000003395">
            <text:p>0.000003395</text:p>
          </table:table-cell>
          <table:table-cell office:value-type="float" office:value="0.000024013">
            <text:p>0.0000240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1">
            <text:p>0.000003011</text:p>
          </table:table-cell>
          <table:table-cell office:value-type="float" office:value="0.000003398">
            <text:p>0.000003398</text:p>
          </table:table-cell>
          <table:table-cell office:value-type="float" office:value="0.000024067">
            <text:p>0.00002406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46">
            <text:p>0.000003046</text:p>
          </table:table-cell>
          <table:table-cell office:value-type="float" office:value="0.00000342">
            <text:p>0.00000342</text:p>
          </table:table-cell>
          <table:table-cell office:value-type="float" office:value="0.00003339">
            <text:p>0.000033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92">
            <text:p>0.000003092</text:p>
          </table:table-cell>
          <table:table-cell office:value-type="float" office:value="0.000003424">
            <text:p>0.000003424</text:p>
          </table:table-cell>
          <table:table-cell office:value-type="float" office:value="0.00002406">
            <text:p>0.000024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7">
            <text:p>0.000003017</text:p>
          </table:table-cell>
          <table:table-cell office:value-type="float" office:value="0.000003381">
            <text:p>0.000003381</text:p>
          </table:table-cell>
          <table:table-cell office:value-type="float" office:value="0.000024004">
            <text:p>0.0000240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5">
            <text:p>0.000003035</text:p>
          </table:table-cell>
          <table:table-cell office:value-type="float" office:value="0.000003369">
            <text:p>0.000003369</text:p>
          </table:table-cell>
          <table:table-cell office:value-type="float" office:value="0.00002411">
            <text:p>0.0000241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59">
            <text:p>0.000003059</text:p>
          </table:table-cell>
          <table:table-cell office:value-type="float" office:value="0.000003396">
            <text:p>0.000003396</text:p>
          </table:table-cell>
          <table:table-cell office:value-type="float" office:value="0.000024038">
            <text:p>0.00002403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203">
            <text:p>0.000003203</text:p>
          </table:table-cell>
          <table:table-cell office:value-type="float" office:value="0.000003404">
            <text:p>0.000003404</text:p>
          </table:table-cell>
          <table:table-cell office:value-type="float" office:value="0.000024211">
            <text:p>0.00002421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9">
            <text:p>0.000003019</text:p>
          </table:table-cell>
          <table:table-cell office:value-type="float" office:value="0.000003388">
            <text:p>0.000003388</text:p>
          </table:table-cell>
          <table:table-cell office:value-type="float" office:value="0.000024049">
            <text:p>0.00002404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6">
            <text:p>0.000003026</text:p>
          </table:table-cell>
          <table:table-cell office:value-type="float" office:value="0.000003392">
            <text:p>0.000003392</text:p>
          </table:table-cell>
          <table:table-cell office:value-type="float" office:value="0.000024054">
            <text:p>0.00002405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44">
            <text:p>0.000003044</text:p>
          </table:table-cell>
          <table:table-cell office:value-type="float" office:value="0.000003401">
            <text:p>0.000003401</text:p>
          </table:table-cell>
          <table:table-cell office:value-type="float" office:value="0.000024041">
            <text:p>0.00002404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9">
            <text:p>0.000003029</text:p>
          </table:table-cell>
          <table:table-cell office:value-type="float" office:value="0.000003383">
            <text:p>0.000003383</text:p>
          </table:table-cell>
          <table:table-cell office:value-type="float" office:value="0.000032794">
            <text:p>0.00003279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32">
            <text:p>0.000003132</text:p>
          </table:table-cell>
          <table:table-cell office:value-type="float" office:value="0.000003414">
            <text:p>0.000003414</text:p>
          </table:table-cell>
          <table:table-cell office:value-type="float" office:value="0.000024168">
            <text:p>0.0000241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2">
            <text:p>0.000003032</text:p>
          </table:table-cell>
          <table:table-cell office:value-type="float" office:value="0.000003385">
            <text:p>0.000003385</text:p>
          </table:table-cell>
          <table:table-cell office:value-type="float" office:value="0.000024054">
            <text:p>0.00002405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4">
            <text:p>0.000003014</text:p>
          </table:table-cell>
          <table:table-cell office:value-type="float" office:value="0.00000338">
            <text:p>0.00000338</text:p>
          </table:table-cell>
          <table:table-cell office:value-type="float" office:value="0.000024076">
            <text:p>0.0000240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">
            <text:p>0.00000302</text:p>
          </table:table-cell>
          <table:table-cell office:value-type="float" office:value="0.00000339">
            <text:p>0.00000339</text:p>
          </table:table-cell>
          <table:table-cell office:value-type="float" office:value="0.000024096">
            <text:p>0.00002409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7134">
            <text:p>0.000007134</text:p>
          </table:table-cell>
          <table:table-cell office:value-type="float" office:value="0.000003451">
            <text:p>0.000003451</text:p>
          </table:table-cell>
          <table:table-cell office:value-type="float" office:value="0.000024149">
            <text:p>0.00002414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5">
            <text:p>0.00000305</text:p>
          </table:table-cell>
          <table:table-cell office:value-type="float" office:value="0.000003392">
            <text:p>0.000003392</text:p>
          </table:table-cell>
          <table:table-cell office:value-type="float" office:value="0.000024023">
            <text:p>0.00002402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6">
            <text:p>0.000003016</text:p>
          </table:table-cell>
          <table:table-cell office:value-type="float" office:value="0.000003381">
            <text:p>0.000003381</text:p>
          </table:table-cell>
          <table:table-cell office:value-type="float" office:value="0.000024074">
            <text:p>0.0000240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2998">
            <text:p>0.000002998</text:p>
          </table:table-cell>
          <table:table-cell office:value-type="float" office:value="0.000003391">
            <text:p>0.000003391</text:p>
          </table:table-cell>
          <table:table-cell office:value-type="float" office:value="0.000024021">
            <text:p>0.0000240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5">
            <text:p>0.000003015</text:p>
          </table:table-cell>
          <table:table-cell office:value-type="float" office:value="0.00000339">
            <text:p>0.00000339</text:p>
          </table:table-cell>
          <table:table-cell office:value-type="float" office:value="0.000024091">
            <text:p>0.0000240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7">
            <text:p>0.00000317</text:p>
          </table:table-cell>
          <table:table-cell office:value-type="float" office:value="0.000003415">
            <text:p>0.000003415</text:p>
          </table:table-cell>
          <table:table-cell office:value-type="float" office:value="0.000024069">
            <text:p>0.00002406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4">
            <text:p>0.000003014</text:p>
          </table:table-cell>
          <table:table-cell office:value-type="float" office:value="0.000003349">
            <text:p>0.000003349</text:p>
          </table:table-cell>
          <table:table-cell office:value-type="float" office:value="0.000024021">
            <text:p>0.0000240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62083">
            <text:p>0.000062083</text:p>
          </table:table-cell>
          <table:table-cell office:value-type="float" office:value="0.000032056">
            <text:p>0.000032056</text:p>
          </table:table-cell>
          <table:table-cell office:value-type="float" office:value="0.000270803">
            <text:p>0.00027080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3958">
            <text:p>0.000043958</text:p>
          </table:table-cell>
          <table:table-cell office:value-type="float" office:value="0.000035788">
            <text:p>0.000035788</text:p>
          </table:table-cell>
          <table:table-cell office:value-type="float" office:value="0.000371352">
            <text:p>0.00037135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546">
            <text:p>0.0000546</text:p>
          </table:table-cell>
          <table:table-cell office:value-type="float" office:value="0.000031387">
            <text:p>0.000031387</text:p>
          </table:table-cell>
          <table:table-cell office:value-type="float" office:value="0.000260057">
            <text:p>0.0002600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424">
            <text:p>0.00004424</text:p>
          </table:table-cell>
          <table:table-cell office:value-type="float" office:value="0.000036147">
            <text:p>0.000036147</text:p>
          </table:table-cell>
          <table:table-cell office:value-type="float" office:value="0.000277084">
            <text:p>0.00027708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69">
            <text:p>0.000039869</text:p>
          </table:table-cell>
          <table:table-cell office:value-type="float" office:value="0.000040813">
            <text:p>0.000040813</text:p>
          </table:table-cell>
          <table:table-cell office:value-type="float" office:value="0.00026121">
            <text:p>0.000261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15">
            <text:p>0.000039815</text:p>
          </table:table-cell>
          <table:table-cell office:value-type="float" office:value="0.000031237">
            <text:p>0.000031237</text:p>
          </table:table-cell>
          <table:table-cell office:value-type="float" office:value="0.000259429">
            <text:p>0.00025942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52356">
            <text:p>0.000052356</text:p>
          </table:table-cell>
          <table:table-cell office:value-type="float" office:value="0.000031325">
            <text:p>0.000031325</text:p>
          </table:table-cell>
          <table:table-cell office:value-type="float" office:value="0.000272789">
            <text:p>0.00027278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716">
            <text:p>0.000039716</text:p>
          </table:table-cell>
          <table:table-cell office:value-type="float" office:value="0.000032142">
            <text:p>0.000032142</text:p>
          </table:table-cell>
          <table:table-cell office:value-type="float" office:value="0.000047539">
            <text:p>0.0000475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9349">
            <text:p>0.000049349</text:p>
          </table:table-cell>
          <table:table-cell office:value-type="float" office:value="0.000039834">
            <text:p>0.000039834</text:p>
          </table:table-cell>
          <table:table-cell office:value-type="float" office:value="0.000296476">
            <text:p>0.0002964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22">
            <text:p>0.000039822</text:p>
          </table:table-cell>
          <table:table-cell office:value-type="float" office:value="0.000031482">
            <text:p>0.000031482</text:p>
          </table:table-cell>
          <table:table-cell office:value-type="float" office:value="0.000283427">
            <text:p>0.00028342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85">
            <text:p>0.000039885</text:p>
          </table:table-cell>
          <table:table-cell office:value-type="float" office:value="0.000031517">
            <text:p>0.000031517</text:p>
          </table:table-cell>
          <table:table-cell office:value-type="float" office:value="0.000259612">
            <text:p>0.00025961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7542">
            <text:p>0.000047542</text:p>
          </table:table-cell>
          <table:table-cell office:value-type="float" office:value="0.000035819">
            <text:p>0.000035819</text:p>
          </table:table-cell>
          <table:table-cell office:value-type="float" office:value="0.000277605">
            <text:p>0.00027760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792">
            <text:p>0.000039792</text:p>
          </table:table-cell>
          <table:table-cell office:value-type="float" office:value="0.000031614">
            <text:p>0.000031614</text:p>
          </table:table-cell>
          <table:table-cell office:value-type="float" office:value="0.000350159">
            <text:p>0.00035015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19">
            <text:p>0.000039819</text:p>
          </table:table-cell>
          <table:table-cell office:value-type="float" office:value="0.000032179">
            <text:p>0.000032179</text:p>
          </table:table-cell>
          <table:table-cell office:value-type="float" office:value="0.000259385">
            <text:p>0.00025938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42">
            <text:p>0.0000442</text:p>
          </table:table-cell>
          <table:table-cell office:value-type="float" office:value="0.000035501">
            <text:p>0.000035501</text:p>
          </table:table-cell>
          <table:table-cell office:value-type="float" office:value="0.000277289">
            <text:p>0.00027728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695">
            <text:p>0.000039695</text:p>
          </table:table-cell>
          <table:table-cell office:value-type="float" office:value="0.000013578">
            <text:p>0.000013578</text:p>
          </table:table-cell>
          <table:table-cell office:value-type="float" office:value="0.000003494">
            <text:p>0.00000349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0428">
            <text:p>0.000040428</text:p>
          </table:table-cell>
          <table:table-cell office:value-type="float" office:value="0.000031539">
            <text:p>0.000031539</text:p>
          </table:table-cell>
          <table:table-cell office:value-type="float" office:value="0.000259372">
            <text:p>0.0002593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1978">
            <text:p>0.000041978</text:p>
          </table:table-cell>
          <table:table-cell office:value-type="float" office:value="0.000033964">
            <text:p>0.000033964</text:p>
          </table:table-cell>
          <table:table-cell office:value-type="float" office:value="0.00030351">
            <text:p>0.0003035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32">
            <text:p>0.000037832</text:p>
          </table:table-cell>
          <table:table-cell office:value-type="float" office:value="0.000030046">
            <text:p>0.000030046</text:p>
          </table:table-cell>
          <table:table-cell office:value-type="float" office:value="0.000257148">
            <text:p>0.00025714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09">
            <text:p>0.000037809</text:p>
          </table:table-cell>
          <table:table-cell office:value-type="float" office:value="0.000036693">
            <text:p>0.000036693</text:p>
          </table:table-cell>
          <table:table-cell office:value-type="float" office:value="0.000248654">
            <text:p>0.00024865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387">
            <text:p>0.000038387</text:p>
          </table:table-cell>
          <table:table-cell office:value-type="float" office:value="0.000030074">
            <text:p>0.000030074</text:p>
          </table:table-cell>
          <table:table-cell office:value-type="float" office:value="0.000247013">
            <text:p>0.0002470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02">
            <text:p>0.00003802</text:p>
          </table:table-cell>
          <table:table-cell office:value-type="float" office:value="0.000030015">
            <text:p>0.000030015</text:p>
          </table:table-cell>
          <table:table-cell office:value-type="float" office:value="0.000258935">
            <text:p>0.00025893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4745">
            <text:p>0.000044745</text:p>
          </table:table-cell>
          <table:table-cell office:value-type="float" office:value="0.000035853">
            <text:p>0.000035853</text:p>
          </table:table-cell>
          <table:table-cell office:value-type="float" office:value="0.000264926">
            <text:p>0.00026492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783">
            <text:p>0.000037783</text:p>
          </table:table-cell>
          <table:table-cell office:value-type="float" office:value="0.000030585">
            <text:p>0.000030585</text:p>
          </table:table-cell>
          <table:table-cell office:value-type="float" office:value="0.000257291">
            <text:p>0.0002572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2"/>
          <table:table-cell office:value-type="float" office:value="0.000172628">
            <text:p>0.00017262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38">
            <text:p>0.000037838</text:p>
          </table:table-cell>
          <table:table-cell office:value-type="float" office:value="0.000030173">
            <text:p>0.000030173</text:p>
          </table:table-cell>
          <table:table-cell office:value-type="float" office:value="0.000247144">
            <text:p>0.0002471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1887">
            <text:p>0.000041887</text:p>
          </table:table-cell>
          <table:table-cell office:value-type="float" office:value="0.000033777">
            <text:p>0.000033777</text:p>
          </table:table-cell>
          <table:table-cell office:value-type="float" office:value="0.000263157">
            <text:p>0.0002631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1914">
            <text:p>0.000041914</text:p>
          </table:table-cell>
          <table:table-cell office:value-type="float" office:value="0.000033678">
            <text:p>0.000033678</text:p>
          </table:table-cell>
          <table:table-cell office:value-type="float" office:value="0.000354058">
            <text:p>0.00035405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177">
            <text:p>0.000038177</text:p>
          </table:table-cell>
          <table:table-cell office:value-type="float" office:value="0.000029928">
            <text:p>0.000029928</text:p>
          </table:table-cell>
          <table:table-cell office:value-type="float" office:value="0.000248554">
            <text:p>0.00024855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011">
            <text:p>0.000038011</text:p>
          </table:table-cell>
          <table:table-cell office:value-type="float" office:value="0.000030377">
            <text:p>0.000030377</text:p>
          </table:table-cell>
          <table:table-cell office:value-type="float" office:value="0.000248808">
            <text:p>0.0002488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3889">
            <text:p>0.000043889</text:p>
          </table:table-cell>
          <table:table-cell office:value-type="float" office:value="0.00003408">
            <text:p>0.00003408</text:p>
          </table:table-cell>
          <table:table-cell office:value-type="float" office:value="0.00026395">
            <text:p>0.000263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781">
            <text:p>0.000037781</text:p>
          </table:table-cell>
          <table:table-cell office:value-type="float" office:value="0.000030124">
            <text:p>0.000030124</text:p>
          </table:table-cell>
          <table:table-cell office:value-type="float" office:value="0.000257501">
            <text:p>0.0002575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207">
            <text:p>0.000038207</text:p>
          </table:table-cell>
          <table:table-cell office:value-type="float" office:value="0.000030939">
            <text:p>0.000030939</text:p>
          </table:table-cell>
          <table:table-cell office:value-type="float" office:value="0.000247885">
            <text:p>0.00024788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5265">
            <text:p>0.00005265</text:p>
          </table:table-cell>
          <table:table-cell office:value-type="float" office:value="0.000030662">
            <text:p>0.000030662</text:p>
          </table:table-cell>
          <table:table-cell office:value-type="float" office:value="0.00025983">
            <text:p>0.0002598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2061">
            <text:p>0.000042061</text:p>
          </table:table-cell>
          <table:table-cell office:value-type="float" office:value="0.000033552">
            <text:p>0.000033552</text:p>
          </table:table-cell>
          <table:table-cell office:value-type="float" office:value="0.000265848">
            <text:p>0.00026584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52669">
            <text:p>0.000052669</text:p>
          </table:table-cell>
          <table:table-cell office:value-type="float" office:value="0.000030172">
            <text:p>0.000030172</text:p>
          </table:table-cell>
          <table:table-cell office:value-type="float" office:value="0.000247346">
            <text:p>0.00024734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9">
            <text:p>0.00003789</text:p>
          </table:table-cell>
          <table:table-cell office:value-type="float" office:value="0.000030657">
            <text:p>0.000030657</text:p>
          </table:table-cell>
          <table:table-cell office:value-type="float" office:value="0.000247283">
            <text:p>0.00024728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87">
            <text:p>0.000037887</text:p>
          </table:table-cell>
          <table:table-cell office:value-type="float" office:value="0.000029792">
            <text:p>0.000029792</text:p>
          </table:table-cell>
          <table:table-cell office:value-type="float" office:value="0.000247412">
            <text:p>0.00024741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1845">
            <text:p>0.000041845</text:p>
          </table:table-cell>
          <table:table-cell office:value-type="float" office:value="0.000033996">
            <text:p>0.000033996</text:p>
          </table:table-cell>
          <table:table-cell office:value-type="float" office:value="0.000271591">
            <text:p>0.0002715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float" office:value="0.000045125">
            <text:p>0.000045125</text:p>
          </table:table-cell>
          <table:table-cell office:value-type="float" office:value="0.0002488">
            <text:p>0.000248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278">
            <text:p>0.000038278</text:p>
          </table:table-cell>
          <table:table-cell office:value-type="float" office:value="0.00003006">
            <text:p>0.00003006</text:p>
          </table:table-cell>
          <table:table-cell office:value-type="float" office:value="0.000247184">
            <text:p>0.00024718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993">
            <text:p>0.000037993</text:p>
          </table:table-cell>
          <table:table-cell office:value-type="float" office:value="0.000030085">
            <text:p>0.000030085</text:p>
          </table:table-cell>
          <table:table-cell office:value-type="float" office:value="0.000247423">
            <text:p>0.00024742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61326">
            <text:p>0.000061326</text:p>
          </table:table-cell>
          <table:table-cell office:value-type="float" office:value="0.0000445">
            <text:p>0.0000445</text:p>
          </table:table-cell>
          <table:table-cell office:value-type="float" office:value="0.00026561">
            <text:p>0.000265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43">
            <text:p>0.000037843</text:p>
          </table:table-cell>
          <table:table-cell office:value-type="float" office:value="0.00003078">
            <text:p>0.00003078</text:p>
          </table:table-cell>
          <table:table-cell office:value-type="float" office:value="0.000248635">
            <text:p>0.00024863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76">
            <text:p>0.000037876</text:p>
          </table:table-cell>
          <table:table-cell office:value-type="float" office:value="0.000030682">
            <text:p>0.000030682</text:p>
          </table:table-cell>
          <table:table-cell office:value-type="float" office:value="0.000247149">
            <text:p>0.00024714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95">
            <text:p>0.00003795</text:p>
          </table:table-cell>
          <table:table-cell office:value-type="float" office:value="0.000029975">
            <text:p>0.000029975</text:p>
          </table:table-cell>
          <table:table-cell office:value-type="float" office:value="0.000247076">
            <text:p>0.0002470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2107">
            <text:p>0.000042107</text:p>
          </table:table-cell>
          <table:table-cell office:value-type="float" office:value="0.00003372">
            <text:p>0.00003372</text:p>
          </table:table-cell>
          <table:table-cell office:value-type="float" office:value="0.000264724">
            <text:p>0.0002647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786">
            <text:p>0.000037786</text:p>
          </table:table-cell>
          <table:table-cell office:value-type="float" office:value="0.000030589">
            <text:p>0.000030589</text:p>
          </table:table-cell>
          <table:table-cell office:value-type="float" office:value="0.000258344">
            <text:p>0.0002583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49">
            <text:p>0.000037849</text:p>
          </table:table-cell>
          <table:table-cell office:value-type="float" office:value="0.000031222">
            <text:p>0.000031222</text:p>
          </table:table-cell>
          <table:table-cell office:value-type="float" office:value="0.000248489">
            <text:p>0.00024848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15">
            <text:p>0.000037815</text:p>
          </table:table-cell>
          <table:table-cell office:value-type="float" office:value="0.000030122">
            <text:p>0.000030122</text:p>
          </table:table-cell>
          <table:table-cell office:value-type="float" office:value="0.000213494">
            <text:p>0.00021349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93012">
            <text:p>0.000593012</text:p>
          </table:table-cell>
          <table:table-cell office:value-type="float" office:value="0.000326096">
            <text:p>0.000326096</text:p>
          </table:table-cell>
          <table:table-cell office:value-type="float" office:value="0.00384427">
            <text:p>0.0038442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4923">
            <text:p>0.000524923</text:p>
          </table:table-cell>
          <table:table-cell office:value-type="float" office:value="0.000318215">
            <text:p>0.000318215</text:p>
          </table:table-cell>
          <table:table-cell office:value-type="float" office:value="0.00426977">
            <text:p>0.0042697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3092">
            <text:p>0.000533092</text:p>
          </table:table-cell>
          <table:table-cell office:value-type="float" office:value="0.00030862">
            <text:p>0.00030862</text:p>
          </table:table-cell>
          <table:table-cell office:value-type="float" office:value="0.00417464">
            <text:p>0.0041746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95741">
            <text:p>0.000595741</text:p>
          </table:table-cell>
          <table:table-cell office:value-type="float" office:value="0.000091015">
            <text:p>0.000091015</text:p>
          </table:table-cell>
          <table:table-cell office:value-type="float" office:value="0.0037734">
            <text:p>0.003773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61586">
            <text:p>0.000561586</text:p>
          </table:table-cell>
          <table:table-cell office:value-type="float" office:value="0.000324173">
            <text:p>0.000324173</text:p>
          </table:table-cell>
          <table:table-cell office:value-type="float" office:value="0.00398244">
            <text:p>0.003982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735">
            <text:p>0.00052735</text:p>
          </table:table-cell>
          <table:table-cell office:value-type="float" office:value="0.000300802">
            <text:p>0.000300802</text:p>
          </table:table-cell>
          <table:table-cell office:value-type="float" office:value="0.00465012">
            <text:p>0.0046501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2148">
            <text:p>0.000532148</text:p>
          </table:table-cell>
          <table:table-cell office:value-type="float" office:value="0.000306712">
            <text:p>0.000306712</text:p>
          </table:table-cell>
          <table:table-cell office:value-type="float" office:value="0.00458613">
            <text:p>0.004586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4613">
            <text:p>0.000524613</text:p>
          </table:table-cell>
          <table:table-cell office:value-type="float" office:value="0.000322737">
            <text:p>0.000322737</text:p>
          </table:table-cell>
          <table:table-cell office:value-type="float" office:value="0.00460536">
            <text:p>0.0046053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379">
            <text:p>0.00052379</text:p>
          </table:table-cell>
          <table:table-cell office:value-type="float" office:value="0.000315881">
            <text:p>0.000315881</text:p>
          </table:table-cell>
          <table:table-cell office:value-type="float" office:value="0.00319948">
            <text:p>0.0031994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5981">
            <text:p>0.000535981</text:p>
          </table:table-cell>
          <table:table-cell office:value-type="float" office:value="0.000300041">
            <text:p>0.000300041</text:p>
          </table:table-cell>
          <table:table-cell office:value-type="float" office:value="0.00336319">
            <text:p>0.003363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6192">
            <text:p>0.00066192</text:p>
          </table:table-cell>
          <table:table-cell office:value-type="float" office:value="0.000306226">
            <text:p>0.000306226</text:p>
          </table:table-cell>
          <table:table-cell office:value-type="float" office:value="0.00421797">
            <text:p>0.0042179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840437">
            <text:p>0.000840437</text:p>
          </table:table-cell>
          <table:table-cell office:value-type="float" office:value="0.00034432">
            <text:p>0.00034432</text:p>
          </table:table-cell>
          <table:table-cell office:value-type="float" office:value="0.00350656">
            <text:p>0.0035065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459095">
            <text:p>0.000459095</text:p>
          </table:table-cell>
          <table:table-cell office:value-type="float" office:value="0.000314071">
            <text:p>0.000314071</text:p>
          </table:table-cell>
          <table:table-cell office:value-type="float" office:value="0.00395336">
            <text:p>0.0039533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71437">
            <text:p>0.000571437</text:p>
          </table:table-cell>
          <table:table-cell office:value-type="float" office:value="0.000322205">
            <text:p>0.000322205</text:p>
          </table:table-cell>
          <table:table-cell office:value-type="float" office:value="0.00382604">
            <text:p>0.003826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58693">
            <text:p>0.000658693</text:p>
          </table:table-cell>
          <table:table-cell office:value-type="float" office:value="0.00031612">
            <text:p>0.00031612</text:p>
          </table:table-cell>
          <table:table-cell office:value-type="float" office:value="0.00365119">
            <text:p>0.003651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80782">
            <text:p>0.000680782</text:p>
          </table:table-cell>
          <table:table-cell office:value-type="float" office:value="0.000334279">
            <text:p>0.000334279</text:p>
          </table:table-cell>
          <table:table-cell office:value-type="float" office:value="0.00345713">
            <text:p>0.003457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0441">
            <text:p>0.000530441</text:p>
          </table:table-cell>
          <table:table-cell office:value-type="float" office:value="0.000385761">
            <text:p>0.000385761</text:p>
          </table:table-cell>
          <table:table-cell office:value-type="float" office:value="0.00390882">
            <text:p>0.0039088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738182">
            <text:p>0.000738182</text:p>
          </table:table-cell>
          <table:table-cell office:value-type="float" office:value="0.000315732">
            <text:p>0.000315732</text:p>
          </table:table-cell>
          <table:table-cell office:value-type="float" office:value="0.00370533">
            <text:p>0.0037053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4394">
            <text:p>0.000534394</text:p>
          </table:table-cell>
          <table:table-cell office:value-type="float" office:value="0.000304346">
            <text:p>0.000304346</text:p>
          </table:table-cell>
          <table:table-cell office:value-type="float" office:value="0.00428172">
            <text:p>0.004281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4514">
            <text:p>0.000524514</text:p>
          </table:table-cell>
          <table:table-cell office:value-type="float" office:value="0.000320659">
            <text:p>0.000320659</text:p>
          </table:table-cell>
          <table:table-cell office:value-type="float" office:value="0.00300486">
            <text:p>0.0030048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563">
            <text:p>0.00053563</text:p>
          </table:table-cell>
          <table:table-cell office:value-type="float" office:value="0.000306325">
            <text:p>0.000306325</text:p>
          </table:table-cell>
          <table:table-cell office:value-type="float" office:value="0.00407815">
            <text:p>0.0040781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6195">
            <text:p>0.000526195</text:p>
          </table:table-cell>
          <table:table-cell office:value-type="float" office:value="0.000322098">
            <text:p>0.000322098</text:p>
          </table:table-cell>
          <table:table-cell office:value-type="float" office:value="0.00403065">
            <text:p>0.0040306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55292">
            <text:p>0.000655292</text:p>
          </table:table-cell>
          <table:table-cell office:value-type="float" office:value="0.000323014">
            <text:p>0.000323014</text:p>
          </table:table-cell>
          <table:table-cell office:value-type="float" office:value="0.00335316">
            <text:p>0.003353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302191">
            <text:p>0.000302191</text:p>
          </table:table-cell>
          <table:table-cell office:value-type="float" office:value="0.000340988">
            <text:p>0.000340988</text:p>
          </table:table-cell>
          <table:table-cell office:value-type="float" office:value="0.00384911">
            <text:p>0.0038491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43479">
            <text:p>0.000543479</text:p>
          </table:table-cell>
          <table:table-cell office:value-type="float" office:value="0.00030035">
            <text:p>0.00030035</text:p>
          </table:table-cell>
          <table:table-cell office:value-type="float" office:value="0.0036329">
            <text:p>0.003632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9451">
            <text:p>0.000529451</text:p>
          </table:table-cell>
          <table:table-cell office:value-type="float" office:value="0.000751522">
            <text:p>0.000751522</text:p>
          </table:table-cell>
          <table:table-cell office:value-type="float" office:value="0.00351465">
            <text:p>0.0035146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8382">
            <text:p>0.000528382</text:p>
          </table:table-cell>
          <table:table-cell office:value-type="float" office:value="0.000314463">
            <text:p>0.000314463</text:p>
          </table:table-cell>
          <table:table-cell office:value-type="float" office:value="0.00308271">
            <text:p>0.0030827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429535">
            <text:p>0.000429535</text:p>
          </table:table-cell>
          <table:table-cell office:value-type="float" office:value="0.00023568">
            <text:p>0.00023568</text:p>
          </table:table-cell>
          <table:table-cell office:value-type="float" office:value="0.00375696">
            <text:p>0.0037569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99064">
            <text:p>0.000599064</text:p>
          </table:table-cell>
          <table:table-cell office:value-type="float" office:value="0.000306998">
            <text:p>0.000306998</text:p>
          </table:table-cell>
          <table:table-cell office:value-type="float" office:value="0.00343038">
            <text:p>0.0034303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7052">
            <text:p>0.000527052</text:p>
          </table:table-cell>
          <table:table-cell office:value-type="float" office:value="0.000331581">
            <text:p>0.000331581</text:p>
          </table:table-cell>
          <table:table-cell office:value-type="float" office:value="0.0039266">
            <text:p>0.003926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05509">
            <text:p>0.000605509</text:p>
          </table:table-cell>
          <table:table-cell office:value-type="float" office:value="0.000321992">
            <text:p>0.000321992</text:p>
          </table:table-cell>
          <table:table-cell office:value-type="float" office:value="0.00446009">
            <text:p>0.0044600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257718">
            <text:p>0.000257718</text:p>
          </table:table-cell>
          <table:table-cell office:value-type="float" office:value="0.000301307">
            <text:p>0.000301307</text:p>
          </table:table-cell>
          <table:table-cell office:value-type="float" office:value="0.00447865">
            <text:p>0.0044786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82583">
            <text:p>0.000682583</text:p>
          </table:table-cell>
          <table:table-cell office:value-type="float" office:value="0.000318523">
            <text:p>0.000318523</text:p>
          </table:table-cell>
          <table:table-cell office:value-type="float" office:value="0.00329748">
            <text:p>0.0032974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323643">
            <text:p>0.000323643</text:p>
          </table:table-cell>
          <table:table-cell office:value-type="float" office:value="0.000316464">
            <text:p>0.000316464</text:p>
          </table:table-cell>
          <table:table-cell office:value-type="float" office:value="0.00436914">
            <text:p>0.0043691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23342">
            <text:p>0.000623342</text:p>
          </table:table-cell>
          <table:table-cell office:value-type="float" office:value="0.000315047">
            <text:p>0.000315047</text:p>
          </table:table-cell>
          <table:table-cell office:value-type="float" office:value="0.00326382">
            <text:p>0.0032638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287925">
            <text:p>0.000287925</text:p>
          </table:table-cell>
          <table:table-cell office:value-type="float" office:value="0.000302045">
            <text:p>0.000302045</text:p>
          </table:table-cell>
          <table:table-cell office:value-type="float" office:value="0.00398031">
            <text:p>0.003980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5887">
            <text:p>0.000525887</text:p>
          </table:table-cell>
          <table:table-cell office:value-type="float" office:value="0.000330692">
            <text:p>0.000330692</text:p>
          </table:table-cell>
          <table:table-cell office:value-type="float" office:value="0.0037903">
            <text:p>0.003790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5327">
            <text:p>0.000525327</text:p>
          </table:table-cell>
          <table:table-cell office:value-type="float" office:value="0.000170362">
            <text:p>0.000170362</text:p>
          </table:table-cell>
          <table:table-cell office:value-type="float" office:value="0.00373438">
            <text:p>0.0037343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40861">
            <text:p>0.000540861</text:p>
          </table:table-cell>
          <table:table-cell office:value-type="float" office:value="0.00040709">
            <text:p>0.00040709</text:p>
          </table:table-cell>
          <table:table-cell office:value-type="float" office:value="0.00420772">
            <text:p>0.004207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43591">
            <text:p>0.000543591</text:p>
          </table:table-cell>
          <table:table-cell/>
          <table:table-cell office:value-type="float" office:value="0.00370479">
            <text:p>0.003704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60452">
            <text:p>0.000660452</text:p>
          </table:table-cell>
          <table:table-cell office:value-type="float" office:value="0.000312895">
            <text:p>0.000312895</text:p>
          </table:table-cell>
          <table:table-cell office:value-type="float" office:value="0.00428058">
            <text:p>0.0042805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98408">
            <text:p>0.000598408</text:p>
          </table:table-cell>
          <table:table-cell office:value-type="float" office:value="0.00012764">
            <text:p>0.00012764</text:p>
          </table:table-cell>
          <table:table-cell office:value-type="float" office:value="0.00393732">
            <text:p>0.0039373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36767">
            <text:p>0.000636767</text:p>
          </table:table-cell>
          <table:table-cell office:value-type="float" office:value="0.000304209">
            <text:p>0.000304209</text:p>
          </table:table-cell>
          <table:table-cell office:value-type="float" office:value="0.00329699">
            <text:p>0.0032969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62963">
            <text:p>0.000562963</text:p>
          </table:table-cell>
          <table:table-cell office:value-type="float" office:value="0.000322195">
            <text:p>0.000322195</text:p>
          </table:table-cell>
          <table:table-cell office:value-type="float" office:value="0.00372371">
            <text:p>0.0037237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818336">
            <text:p>0.000818336</text:p>
          </table:table-cell>
          <table:table-cell office:value-type="float" office:value="0.000338249">
            <text:p>0.000338249</text:p>
          </table:table-cell>
          <table:table-cell office:value-type="float" office:value="0.00333481">
            <text:p>0.0033348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47959">
            <text:p>0.000647959</text:p>
          </table:table-cell>
          <table:table-cell office:value-type="float" office:value="0.000516906">
            <text:p>0.000516906</text:p>
          </table:table-cell>
          <table:table-cell office:value-type="float" office:value="0.00414672">
            <text:p>0.004146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3175">
            <text:p>0.000533175</text:p>
          </table:table-cell>
          <table:table-cell office:value-type="float" office:value="0.000305853">
            <text:p>0.000305853</text:p>
          </table:table-cell>
          <table:table-cell office:value-type="float" office:value="0.00378539">
            <text:p>0.003785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67812">
            <text:p>0.000567812</text:p>
          </table:table-cell>
          <table:table-cell office:value-type="float" office:value="0.000301244">
            <text:p>0.000301244</text:p>
          </table:table-cell>
          <table:table-cell office:value-type="float" office:value="0.00354328">
            <text:p>0.0035432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34826">
            <text:p>0.000634826</text:p>
          </table:table-cell>
          <table:table-cell office:value-type="float" office:value="0.000315311">
            <text:p>0.000315311</text:p>
          </table:table-cell>
          <table:table-cell office:value-type="float" office:value="0.00320695">
            <text:p>0.003206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265">
            <text:p>0.00053265</text:p>
          </table:table-cell>
          <table:table-cell office:value-type="float" office:value="0.000318591">
            <text:p>0.000318591</text:p>
          </table:table-cell>
          <table:table-cell office:value-type="float" office:value="0.00428106">
            <text:p>0.004281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26641">
            <text:p>0.00626641</text:p>
          </table:table-cell>
          <table:table-cell office:value-type="float" office:value="0.00310528">
            <text:p>0.00310528</text:p>
          </table:table-cell>
          <table:table-cell office:value-type="float" office:value="0.0425902">
            <text:p>0.042590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5474">
            <text:p>0.00585474</text:p>
          </table:table-cell>
          <table:table-cell office:value-type="float" office:value="0.00374199">
            <text:p>0.00374199</text:p>
          </table:table-cell>
          <table:table-cell office:value-type="float" office:value="0.0397566">
            <text:p>0.039756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35795">
            <text:p>0.00635795</text:p>
          </table:table-cell>
          <table:table-cell office:value-type="float" office:value="0.00304807">
            <text:p>0.00304807</text:p>
          </table:table-cell>
          <table:table-cell office:value-type="float" office:value="0.0410012">
            <text:p>0.041001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85903">
            <text:p>0.00485903</text:p>
          </table:table-cell>
          <table:table-cell office:value-type="float" office:value="0.0039991">
            <text:p>0.0039991</text:p>
          </table:table-cell>
          <table:table-cell office:value-type="float" office:value="0.0405516">
            <text:p>0.04055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49697">
            <text:p>0.00649697</text:p>
          </table:table-cell>
          <table:table-cell office:value-type="float" office:value="0.00274213">
            <text:p>0.00274213</text:p>
          </table:table-cell>
          <table:table-cell office:value-type="float" office:value="0.0412274">
            <text:p>0.04122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3115">
            <text:p>0.00523115</text:p>
          </table:table-cell>
          <table:table-cell office:value-type="float" office:value="0.00403857">
            <text:p>0.00403857</text:p>
          </table:table-cell>
          <table:table-cell office:value-type="float" office:value="0.0397103">
            <text:p>0.039710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0731">
            <text:p>0.0060731</text:p>
          </table:table-cell>
          <table:table-cell office:value-type="float" office:value="0.00331553">
            <text:p>0.00331553</text:p>
          </table:table-cell>
          <table:table-cell office:value-type="float" office:value="0.0400241">
            <text:p>0.040024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50891">
            <text:p>0.00450891</text:p>
          </table:table-cell>
          <table:table-cell office:value-type="float" office:value="0.00293389">
            <text:p>0.00293389</text:p>
          </table:table-cell>
          <table:table-cell office:value-type="float" office:value="0.039894">
            <text:p>0.03989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67546">
            <text:p>0.00667546</text:p>
          </table:table-cell>
          <table:table-cell office:value-type="float" office:value="0.00313329">
            <text:p>0.00313329</text:p>
          </table:table-cell>
          <table:table-cell office:value-type="float" office:value="0.0395793">
            <text:p>0.03957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9137">
            <text:p>0.00579137</text:p>
          </table:table-cell>
          <table:table-cell office:value-type="float" office:value="0.00344297">
            <text:p>0.00344297</text:p>
          </table:table-cell>
          <table:table-cell office:value-type="float" office:value="0.0407385">
            <text:p>0.040738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399">
            <text:p>0.0058399</text:p>
          </table:table-cell>
          <table:table-cell office:value-type="float" office:value="0.00361322">
            <text:p>0.00361322</text:p>
          </table:table-cell>
          <table:table-cell office:value-type="float" office:value="0.0395174">
            <text:p>0.03951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17127">
            <text:p>0.00617127</text:p>
          </table:table-cell>
          <table:table-cell office:value-type="float" office:value="0.00383861">
            <text:p>0.00383861</text:p>
          </table:table-cell>
          <table:table-cell office:value-type="float" office:value="0.0408187">
            <text:p>0.040818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02094">
            <text:p>0.00602094</text:p>
          </table:table-cell>
          <table:table-cell office:value-type="float" office:value="0.00287601">
            <text:p>0.00287601</text:p>
          </table:table-cell>
          <table:table-cell office:value-type="float" office:value="0.0410354">
            <text:p>0.041035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0946">
            <text:p>0.00570946</text:p>
          </table:table-cell>
          <table:table-cell office:value-type="float" office:value="0.00316926">
            <text:p>0.00316926</text:p>
          </table:table-cell>
          <table:table-cell office:value-type="float" office:value="0.0400437">
            <text:p>0.040043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4578">
            <text:p>0.00584578</text:p>
          </table:table-cell>
          <table:table-cell office:value-type="float" office:value="0.0040547">
            <text:p>0.0040547</text:p>
          </table:table-cell>
          <table:table-cell office:value-type="float" office:value="0.0405307">
            <text:p>0.040530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82815">
            <text:p>0.00682815</text:p>
          </table:table-cell>
          <table:table-cell office:value-type="float" office:value="0.00332416">
            <text:p>0.00332416</text:p>
          </table:table-cell>
          <table:table-cell office:value-type="float" office:value="0.0403012">
            <text:p>0.040301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3067">
            <text:p>0.00553067</text:p>
          </table:table-cell>
          <table:table-cell office:value-type="float" office:value="0.00322169">
            <text:p>0.00322169</text:p>
          </table:table-cell>
          <table:table-cell office:value-type="float" office:value="0.0409595">
            <text:p>0.04095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96386">
            <text:p>0.00496386</text:p>
          </table:table-cell>
          <table:table-cell office:value-type="float" office:value="0.00318824">
            <text:p>0.00318824</text:p>
          </table:table-cell>
          <table:table-cell office:value-type="float" office:value="0.0405879">
            <text:p>0.04058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49267">
            <text:p>0.00549267</text:p>
          </table:table-cell>
          <table:table-cell office:value-type="float" office:value="0.00361982">
            <text:p>0.00361982</text:p>
          </table:table-cell>
          <table:table-cell office:value-type="float" office:value="0.0405299">
            <text:p>0.040529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69344">
            <text:p>0.00569344</text:p>
          </table:table-cell>
          <table:table-cell office:value-type="float" office:value="0.00324084">
            <text:p>0.00324084</text:p>
          </table:table-cell>
          <table:table-cell office:value-type="float" office:value="0.0409531">
            <text:p>0.04095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8948">
            <text:p>0.0048948</text:p>
          </table:table-cell>
          <table:table-cell office:value-type="float" office:value="0.00454211">
            <text:p>0.00454211</text:p>
          </table:table-cell>
          <table:table-cell office:value-type="float" office:value="0.0396182">
            <text:p>0.039618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1917">
            <text:p>0.00571917</text:p>
          </table:table-cell>
          <table:table-cell office:value-type="float" office:value="0.00350453">
            <text:p>0.00350453</text:p>
          </table:table-cell>
          <table:table-cell office:value-type="float" office:value="0.0406007">
            <text:p>0.040600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0593">
            <text:p>0.00550593</text:p>
          </table:table-cell>
          <table:table-cell office:value-type="float" office:value="0.00324939">
            <text:p>0.00324939</text:p>
          </table:table-cell>
          <table:table-cell office:value-type="float" office:value="0.0398944">
            <text:p>0.03989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4335">
            <text:p>0.00554335</text:p>
          </table:table-cell>
          <table:table-cell office:value-type="float" office:value="0.00306721">
            <text:p>0.00306721</text:p>
          </table:table-cell>
          <table:table-cell office:value-type="float" office:value="0.0400543">
            <text:p>0.040054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9786">
            <text:p>0.00559786</text:p>
          </table:table-cell>
          <table:table-cell office:value-type="float" office:value="0.00316398">
            <text:p>0.00316398</text:p>
          </table:table-cell>
          <table:table-cell office:value-type="float" office:value="0.0403893">
            <text:p>0.04038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15332">
            <text:p>0.00515332</text:p>
          </table:table-cell>
          <table:table-cell office:value-type="float" office:value="0.0035585">
            <text:p>0.0035585</text:p>
          </table:table-cell>
          <table:table-cell office:value-type="float" office:value="0.0407544">
            <text:p>0.04075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93363">
            <text:p>0.00493363</text:p>
          </table:table-cell>
          <table:table-cell office:value-type="float" office:value="0.00365401">
            <text:p>0.00365401</text:p>
          </table:table-cell>
          <table:table-cell office:value-type="float" office:value="0.0405324">
            <text:p>0.04053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64203">
            <text:p>0.00564203</text:p>
          </table:table-cell>
          <table:table-cell office:value-type="float" office:value="0.00332125">
            <text:p>0.00332125</text:p>
          </table:table-cell>
          <table:table-cell office:value-type="float" office:value="0.0402161">
            <text:p>0.04021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95312">
            <text:p>0.00695312</text:p>
          </table:table-cell>
          <table:table-cell office:value-type="float" office:value="0.00296048">
            <text:p>0.00296048</text:p>
          </table:table-cell>
          <table:table-cell office:value-type="float" office:value="0.0412693">
            <text:p>0.04126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92191">
            <text:p>0.00492191</text:p>
          </table:table-cell>
          <table:table-cell office:value-type="float" office:value="0.00396156">
            <text:p>0.00396156</text:p>
          </table:table-cell>
          <table:table-cell office:value-type="float" office:value="0.0405149">
            <text:p>0.040514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03918">
            <text:p>0.00603918</text:p>
          </table:table-cell>
          <table:table-cell office:value-type="float" office:value="0.00313852">
            <text:p>0.00313852</text:p>
          </table:table-cell>
          <table:table-cell office:value-type="float" office:value="0.0403346">
            <text:p>0.040334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8956">
            <text:p>0.0048956</text:p>
          </table:table-cell>
          <table:table-cell office:value-type="float" office:value="0.00413733">
            <text:p>0.00413733</text:p>
          </table:table-cell>
          <table:table-cell office:value-type="float" office:value="0.04081">
            <text:p>0.0408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5057">
            <text:p>0.00525057</text:p>
          </table:table-cell>
          <table:table-cell office:value-type="float" office:value="0.00332169">
            <text:p>0.00332169</text:p>
          </table:table-cell>
          <table:table-cell office:value-type="float" office:value="0.0403364">
            <text:p>0.040336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71462">
            <text:p>0.00671462</text:p>
          </table:table-cell>
          <table:table-cell office:value-type="float" office:value="0.00325323">
            <text:p>0.00325323</text:p>
          </table:table-cell>
          <table:table-cell office:value-type="float" office:value="0.0408707">
            <text:p>0.040870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5528">
            <text:p>0.00525528</text:p>
          </table:table-cell>
          <table:table-cell office:value-type="float" office:value="0.00314468">
            <text:p>0.00314468</text:p>
          </table:table-cell>
          <table:table-cell office:value-type="float" office:value="0.0400423">
            <text:p>0.040042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03523">
            <text:p>0.00603523</text:p>
          </table:table-cell>
          <table:table-cell office:value-type="float" office:value="0.00318298">
            <text:p>0.00318298</text:p>
          </table:table-cell>
          <table:table-cell office:value-type="float" office:value="0.0409534">
            <text:p>0.040953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692">
            <text:p>0.0057692</text:p>
          </table:table-cell>
          <table:table-cell office:value-type="float" office:value="0.00304113">
            <text:p>0.00304113</text:p>
          </table:table-cell>
          <table:table-cell office:value-type="float" office:value="0.0408251">
            <text:p>0.040825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7038">
            <text:p>0.00587038</text:p>
          </table:table-cell>
          <table:table-cell office:value-type="float" office:value="0.00390858">
            <text:p>0.00390858</text:p>
          </table:table-cell>
          <table:table-cell office:value-type="float" office:value="0.0399891">
            <text:p>0.03998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11959">
            <text:p>0.00611959</text:p>
          </table:table-cell>
          <table:table-cell office:value-type="float" office:value="0.00338873">
            <text:p>0.00338873</text:p>
          </table:table-cell>
          <table:table-cell office:value-type="float" office:value="0.0405844">
            <text:p>0.04058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6961">
            <text:p>0.00526961</text:p>
          </table:table-cell>
          <table:table-cell office:value-type="float" office:value="0.00368433">
            <text:p>0.00368433</text:p>
          </table:table-cell>
          <table:table-cell office:value-type="float" office:value="0.0402497">
            <text:p>0.040249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4613">
            <text:p>0.00524613</text:p>
          </table:table-cell>
          <table:table-cell office:value-type="float" office:value="0.003302">
            <text:p>0.003302</text:p>
          </table:table-cell>
          <table:table-cell office:value-type="float" office:value="0.0406246">
            <text:p>0.040624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62867">
            <text:p>0.00562867</text:p>
          </table:table-cell>
          <table:table-cell office:value-type="float" office:value="0.00332137">
            <text:p>0.00332137</text:p>
          </table:table-cell>
          <table:table-cell office:value-type="float" office:value="0.0396864">
            <text:p>0.039686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95634">
            <text:p>0.00495634</text:p>
          </table:table-cell>
          <table:table-cell office:value-type="float" office:value="0.00425115">
            <text:p>0.00425115</text:p>
          </table:table-cell>
          <table:table-cell office:value-type="float" office:value="0.0397305">
            <text:p>0.039730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1168">
            <text:p>0.00521168</text:p>
          </table:table-cell>
          <table:table-cell office:value-type="float" office:value="0.00387821">
            <text:p>0.00387821</text:p>
          </table:table-cell>
          <table:table-cell office:value-type="float" office:value="0.0405153">
            <text:p>0.040515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87885">
            <text:p>0.00487885</text:p>
          </table:table-cell>
          <table:table-cell office:value-type="float" office:value="0.00281686">
            <text:p>0.00281686</text:p>
          </table:table-cell>
          <table:table-cell office:value-type="float" office:value="0.0405213">
            <text:p>0.04052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26286">
            <text:p>0.00626286</text:p>
          </table:table-cell>
          <table:table-cell office:value-type="float" office:value="0.00302319">
            <text:p>0.00302319</text:p>
          </table:table-cell>
          <table:table-cell office:value-type="float" office:value="0.0403232">
            <text:p>0.040323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4447">
            <text:p>0.00574447</text:p>
          </table:table-cell>
          <table:table-cell office:value-type="float" office:value="0.00307431">
            <text:p>0.00307431</text:p>
          </table:table-cell>
          <table:table-cell office:value-type="float" office:value="0.0397628">
            <text:p>0.039762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5903">
            <text:p>0.00555903</text:p>
          </table:table-cell>
          <table:table-cell office:value-type="float" office:value="0.00331871">
            <text:p>0.00331871</text:p>
          </table:table-cell>
          <table:table-cell office:value-type="float" office:value="0.0408029">
            <text:p>0.040802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746">
            <text:p>0.0057746</text:p>
          </table:table-cell>
          <table:table-cell office:value-type="float" office:value="0.00301003">
            <text:p>0.00301003</text:p>
          </table:table-cell>
          <table:table-cell office:value-type="float" office:value="0.0399676">
            <text:p>0.03996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6062">
            <text:p>0.00586062</text:p>
          </table:table-cell>
          <table:table-cell office:value-type="float" office:value="0.00386727">
            <text:p>0.00386727</text:p>
          </table:table-cell>
          <table:table-cell office:value-type="float" office:value="0.0404892">
            <text:p>0.040489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589971">
            <text:p>0.0589971</text:p>
          </table:table-cell>
          <table:table-cell office:value-type="float" office:value="0.0381833">
            <text:p>0.0381833</text:p>
          </table:table-cell>
          <table:table-cell office:value-type="float" office:value="0.427436">
            <text:p>0.42743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8175">
            <text:p>0.0618175</text:p>
          </table:table-cell>
          <table:table-cell office:value-type="float" office:value="0.0375514">
            <text:p>0.0375514</text:p>
          </table:table-cell>
          <table:table-cell office:value-type="float" office:value="0.434221">
            <text:p>0.4342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594215">
            <text:p>0.0594215</text:p>
          </table:table-cell>
          <table:table-cell office:value-type="float" office:value="0.0370172">
            <text:p>0.0370172</text:p>
          </table:table-cell>
          <table:table-cell office:value-type="float" office:value="0.431467">
            <text:p>0.43146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599329">
            <text:p>0.0599329</text:p>
          </table:table-cell>
          <table:table-cell office:value-type="float" office:value="0.036447">
            <text:p>0.036447</text:p>
          </table:table-cell>
          <table:table-cell office:value-type="float" office:value="0.430374">
            <text:p>0.4303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9458">
            <text:p>0.0609458</text:p>
          </table:table-cell>
          <table:table-cell office:value-type="float" office:value="0.0368021">
            <text:p>0.0368021</text:p>
          </table:table-cell>
          <table:table-cell office:value-type="float" office:value="0.432934">
            <text:p>0.43293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5941">
            <text:p>0.0605941</text:p>
          </table:table-cell>
          <table:table-cell office:value-type="float" office:value="0.0370578">
            <text:p>0.0370578</text:p>
          </table:table-cell>
          <table:table-cell office:value-type="float" office:value="0.434301">
            <text:p>0.4343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0554">
            <text:p>0.0600554</text:p>
          </table:table-cell>
          <table:table-cell office:value-type="float" office:value="0.0373525">
            <text:p>0.0373525</text:p>
          </table:table-cell>
          <table:table-cell office:value-type="float" office:value="0.429174">
            <text:p>0.4291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597516">
            <text:p>0.0597516</text:p>
          </table:table-cell>
          <table:table-cell office:value-type="float" office:value="0.0382706">
            <text:p>0.0382706</text:p>
          </table:table-cell>
          <table:table-cell office:value-type="float" office:value="0.433238">
            <text:p>0.43323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3647">
            <text:p>0.0613647</text:p>
          </table:table-cell>
          <table:table-cell office:value-type="float" office:value="0.0374119">
            <text:p>0.0374119</text:p>
          </table:table-cell>
          <table:table-cell office:value-type="float" office:value="0.434002">
            <text:p>0.43400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2467">
            <text:p>0.0602467</text:p>
          </table:table-cell>
          <table:table-cell office:value-type="float" office:value="0.0373042">
            <text:p>0.0373042</text:p>
          </table:table-cell>
          <table:table-cell office:value-type="float" office:value="0.43292">
            <text:p>0.4329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21003">
            <text:p>0.0621003</text:p>
          </table:table-cell>
          <table:table-cell office:value-type="float" office:value="0.036784">
            <text:p>0.036784</text:p>
          </table:table-cell>
          <table:table-cell office:value-type="float" office:value="0.435135">
            <text:p>0.43513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716">
            <text:p>0.0607716</text:p>
          </table:table-cell>
          <table:table-cell office:value-type="float" office:value="0.0368797">
            <text:p>0.0368797</text:p>
          </table:table-cell>
          <table:table-cell office:value-type="float" office:value="0.432667">
            <text:p>0.43266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994">
            <text:p>0.0607994</text:p>
          </table:table-cell>
          <table:table-cell office:value-type="float" office:value="0.0369225">
            <text:p>0.0369225</text:p>
          </table:table-cell>
          <table:table-cell office:value-type="float" office:value="0.430506">
            <text:p>0.4305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9847">
            <text:p>0.0619847</text:p>
          </table:table-cell>
          <table:table-cell office:value-type="float" office:value="0.0369424">
            <text:p>0.0369424</text:p>
          </table:table-cell>
          <table:table-cell office:value-type="float" office:value="0.434031">
            <text:p>0.4340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6358">
            <text:p>0.0606358</text:p>
          </table:table-cell>
          <table:table-cell office:value-type="float" office:value="0.03718">
            <text:p>0.03718</text:p>
          </table:table-cell>
          <table:table-cell office:value-type="float" office:value="0.431154">
            <text:p>0.43115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867">
            <text:p>0.0604867</text:p>
          </table:table-cell>
          <table:table-cell office:value-type="float" office:value="0.0370111">
            <text:p>0.0370111</text:p>
          </table:table-cell>
          <table:table-cell office:value-type="float" office:value="0.430111">
            <text:p>0.43011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0368">
            <text:p>0.0610368</text:p>
          </table:table-cell>
          <table:table-cell office:value-type="float" office:value="0.0377609">
            <text:p>0.0377609</text:p>
          </table:table-cell>
          <table:table-cell office:value-type="float" office:value="0.431082">
            <text:p>0.43108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511">
            <text:p>0.0604511</text:p>
          </table:table-cell>
          <table:table-cell office:value-type="float" office:value="0.0363223">
            <text:p>0.0363223</text:p>
          </table:table-cell>
          <table:table-cell office:value-type="float" office:value="0.430775">
            <text:p>0.43077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1119">
            <text:p>0.0611119</text:p>
          </table:table-cell>
          <table:table-cell office:value-type="float" office:value="0.037263">
            <text:p>0.037263</text:p>
          </table:table-cell>
          <table:table-cell office:value-type="float" office:value="0.429201">
            <text:p>0.4292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2792">
            <text:p>0.0612792</text:p>
          </table:table-cell>
          <table:table-cell office:value-type="float" office:value="0.0377316">
            <text:p>0.0377316</text:p>
          </table:table-cell>
          <table:table-cell office:value-type="float" office:value="0.430256">
            <text:p>0.43025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604">
            <text:p>0.0604604</text:p>
          </table:table-cell>
          <table:table-cell office:value-type="float" office:value="0.0375278">
            <text:p>0.0375278</text:p>
          </table:table-cell>
          <table:table-cell office:value-type="float" office:value="0.429078">
            <text:p>0.42907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228">
            <text:p>0.061228</text:p>
          </table:table-cell>
          <table:table-cell office:value-type="float" office:value="0.0368829">
            <text:p>0.0368829</text:p>
          </table:table-cell>
          <table:table-cell office:value-type="float" office:value="0.430733">
            <text:p>0.43073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34">
            <text:p>0.060734</text:p>
          </table:table-cell>
          <table:table-cell office:value-type="float" office:value="0.0369391">
            <text:p>0.0369391</text:p>
          </table:table-cell>
          <table:table-cell office:value-type="float" office:value="0.427847">
            <text:p>0.42784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3309">
            <text:p>0.0603309</text:p>
          </table:table-cell>
          <table:table-cell office:value-type="float" office:value="0.0365086">
            <text:p>0.0365086</text:p>
          </table:table-cell>
          <table:table-cell office:value-type="float" office:value="0.428417">
            <text:p>0.42841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5456">
            <text:p>0.0605456</text:p>
          </table:table-cell>
          <table:table-cell office:value-type="float" office:value="0.0367161">
            <text:p>0.0367161</text:p>
          </table:table-cell>
          <table:table-cell office:value-type="float" office:value="0.427887">
            <text:p>0.42788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9664">
            <text:p>0.0609664</text:p>
          </table:table-cell>
          <table:table-cell office:value-type="float" office:value="0.0367964">
            <text:p>0.0367964</text:p>
          </table:table-cell>
          <table:table-cell office:value-type="float" office:value="0.431197">
            <text:p>0.43119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9358">
            <text:p>0.0609358</text:p>
          </table:table-cell>
          <table:table-cell office:value-type="float" office:value="0.0374321">
            <text:p>0.0374321</text:p>
          </table:table-cell>
          <table:table-cell office:value-type="float" office:value="0.432095">
            <text:p>0.4320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20856">
            <text:p>0.0620856</text:p>
          </table:table-cell>
          <table:table-cell office:value-type="float" office:value="0.0380954">
            <text:p>0.0380954</text:p>
          </table:table-cell>
          <table:table-cell office:value-type="float" office:value="0.433972">
            <text:p>0.4339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705">
            <text:p>0.0604705</text:p>
          </table:table-cell>
          <table:table-cell office:value-type="float" office:value="0.0370441">
            <text:p>0.0370441</text:p>
          </table:table-cell>
          <table:table-cell office:value-type="float" office:value="0.432662">
            <text:p>0.43266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5075">
            <text:p>0.0615075</text:p>
          </table:table-cell>
          <table:table-cell office:value-type="float" office:value="0.0374386">
            <text:p>0.0374386</text:p>
          </table:table-cell>
          <table:table-cell office:value-type="float" office:value="0.431621">
            <text:p>0.4316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1248">
            <text:p>0.0611248</text:p>
          </table:table-cell>
          <table:table-cell office:value-type="float" office:value="0.0373667">
            <text:p>0.0373667</text:p>
          </table:table-cell>
          <table:table-cell office:value-type="float" office:value="0.43105">
            <text:p>0.4310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1036">
            <text:p>0.0611036</text:p>
          </table:table-cell>
          <table:table-cell office:value-type="float" office:value="0.0366508">
            <text:p>0.0366508</text:p>
          </table:table-cell>
          <table:table-cell office:value-type="float" office:value="0.431391">
            <text:p>0.4313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6734">
            <text:p>0.0606734</text:p>
          </table:table-cell>
          <table:table-cell office:value-type="float" office:value="0.0365164">
            <text:p>0.0365164</text:p>
          </table:table-cell>
          <table:table-cell office:value-type="float" office:value="0.433494">
            <text:p>0.43349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9986">
            <text:p>0.0609986</text:p>
          </table:table-cell>
          <table:table-cell office:value-type="float" office:value="0.037155">
            <text:p>0.037155</text:p>
          </table:table-cell>
          <table:table-cell office:value-type="float" office:value="0.435755">
            <text:p>0.43575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5069">
            <text:p>0.0615069</text:p>
          </table:table-cell>
          <table:table-cell office:value-type="float" office:value="0.0367186">
            <text:p>0.0367186</text:p>
          </table:table-cell>
          <table:table-cell office:value-type="float" office:value="0.436791">
            <text:p>0.4367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038">
            <text:p>0.0607038</text:p>
          </table:table-cell>
          <table:table-cell office:value-type="float" office:value="0.0370004">
            <text:p>0.0370004</text:p>
          </table:table-cell>
          <table:table-cell office:value-type="float" office:value="0.428111">
            <text:p>0.42811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27302">
            <text:p>0.0627302</text:p>
          </table:table-cell>
          <table:table-cell office:value-type="float" office:value="0.0362576">
            <text:p>0.0362576</text:p>
          </table:table-cell>
          <table:table-cell office:value-type="float" office:value="0.430218">
            <text:p>0.43021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753">
            <text:p>0.0607753</text:p>
          </table:table-cell>
          <table:table-cell office:value-type="float" office:value="0.0368249">
            <text:p>0.0368249</text:p>
          </table:table-cell>
          <table:table-cell office:value-type="float" office:value="0.433968">
            <text:p>0.4339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8618">
            <text:p>0.0608618</text:p>
          </table:table-cell>
          <table:table-cell office:value-type="float" office:value="0.0371137">
            <text:p>0.0371137</text:p>
          </table:table-cell>
          <table:table-cell office:value-type="float" office:value="0.431449">
            <text:p>0.43144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5999">
            <text:p>0.0615999</text:p>
          </table:table-cell>
          <table:table-cell office:value-type="float" office:value="0.0370015">
            <text:p>0.0370015</text:p>
          </table:table-cell>
          <table:table-cell office:value-type="float" office:value="0.432449">
            <text:p>0.43244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8352">
            <text:p>0.0608352</text:p>
          </table:table-cell>
          <table:table-cell office:value-type="float" office:value="0.0365715">
            <text:p>0.0365715</text:p>
          </table:table-cell>
          <table:table-cell office:value-type="float" office:value="0.430302">
            <text:p>0.43030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469">
            <text:p>0.0604469</text:p>
          </table:table-cell>
          <table:table-cell office:value-type="float" office:value="0.0368939">
            <text:p>0.0368939</text:p>
          </table:table-cell>
          <table:table-cell office:value-type="float" office:value="0.432919">
            <text:p>0.4329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8821">
            <text:p>0.0618821</text:p>
          </table:table-cell>
          <table:table-cell office:value-type="float" office:value="0.0368726">
            <text:p>0.0368726</text:p>
          </table:table-cell>
          <table:table-cell office:value-type="float" office:value="0.432596">
            <text:p>0.43259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30679">
            <text:p>0.0630679</text:p>
          </table:table-cell>
          <table:table-cell office:value-type="float" office:value="0.0415182">
            <text:p>0.0415182</text:p>
          </table:table-cell>
          <table:table-cell office:value-type="float" office:value="0.444002">
            <text:p>0.44400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0852">
            <text:p>0.0610852</text:p>
          </table:table-cell>
          <table:table-cell office:value-type="float" office:value="0.0366319">
            <text:p>0.0366319</text:p>
          </table:table-cell>
          <table:table-cell office:value-type="float" office:value="0.431706">
            <text:p>0.4317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0821">
            <text:p>0.0610821</text:p>
          </table:table-cell>
          <table:table-cell office:value-type="float" office:value="0.0372417">
            <text:p>0.0372417</text:p>
          </table:table-cell>
          <table:table-cell office:value-type="float" office:value="0.428893">
            <text:p>0.4288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8148">
            <text:p>0.0618148</text:p>
          </table:table-cell>
          <table:table-cell office:value-type="float" office:value="0.0379281">
            <text:p>0.0379281</text:p>
          </table:table-cell>
          <table:table-cell office:value-type="float" office:value="0.433178">
            <text:p>0.43317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0519">
            <text:p>0.0610519</text:p>
          </table:table-cell>
          <table:table-cell office:value-type="float" office:value="0.0368319">
            <text:p>0.0368319</text:p>
          </table:table-cell>
          <table:table-cell office:value-type="float" office:value="0.433557">
            <text:p>0.4335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4243">
            <text:p>0.0614243</text:p>
          </table:table-cell>
          <table:table-cell office:value-type="float" office:value="0.03655">
            <text:p>0.03655</text:p>
          </table:table-cell>
          <table:table-cell office:value-type="float" office:value="0.434097">
            <text:p>0.43409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23478">
            <text:p>0.0623478</text:p>
          </table:table-cell>
          <table:table-cell office:value-type="float" office:value="0.0380781">
            <text:p>0.0380781</text:p>
          </table:table-cell>
          <table:table-cell office:value-type="float" office:value="0.431125">
            <text:p>0.43112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0614">
            <text:p>0.600614</text:p>
          </table:table-cell>
          <table:table-cell office:value-type="float" office:value="0.38023">
            <text:p>0.38023</text:p>
          </table:table-cell>
          <table:table-cell office:value-type="float" office:value="3.79657">
            <text:p>3.796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599569">
            <text:p>0.599569</text:p>
          </table:table-cell>
          <table:table-cell office:value-type="float" office:value="0.38635">
            <text:p>0.38635</text:p>
          </table:table-cell>
          <table:table-cell office:value-type="float" office:value="3.73921">
            <text:p>3.739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0982">
            <text:p>0.610982</text:p>
          </table:table-cell>
          <table:table-cell office:value-type="float" office:value="0.387019">
            <text:p>0.387019</text:p>
          </table:table-cell>
          <table:table-cell office:value-type="float" office:value="3.71985">
            <text:p>3.7198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956">
            <text:p>0.60956</text:p>
          </table:table-cell>
          <table:table-cell office:value-type="float" office:value="0.384528">
            <text:p>0.384528</text:p>
          </table:table-cell>
          <table:table-cell office:value-type="float" office:value="3.74113">
            <text:p>3.741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7464">
            <text:p>0.607464</text:p>
          </table:table-cell>
          <table:table-cell office:value-type="float" office:value="0.385345">
            <text:p>0.385345</text:p>
          </table:table-cell>
          <table:table-cell office:value-type="float" office:value="3.72102">
            <text:p>3.7210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1777">
            <text:p>0.611777</text:p>
          </table:table-cell>
          <table:table-cell office:value-type="float" office:value="0.390131">
            <text:p>0.390131</text:p>
          </table:table-cell>
          <table:table-cell office:value-type="float" office:value="3.72832">
            <text:p>3.7283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042">
            <text:p>0.602042</text:p>
          </table:table-cell>
          <table:table-cell office:value-type="float" office:value="0.383897">
            <text:p>0.383897</text:p>
          </table:table-cell>
          <table:table-cell office:value-type="float" office:value="3.72329">
            <text:p>3.7232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544">
            <text:p>0.604544</text:p>
          </table:table-cell>
          <table:table-cell office:value-type="float" office:value="0.387166">
            <text:p>0.387166</text:p>
          </table:table-cell>
          <table:table-cell office:value-type="float" office:value="3.73058">
            <text:p>3.7305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28403">
            <text:p>0.628403</text:p>
          </table:table-cell>
          <table:table-cell office:value-type="float" office:value="0.396079">
            <text:p>0.396079</text:p>
          </table:table-cell>
          <table:table-cell office:value-type="float" office:value="3.78447">
            <text:p>3.7844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8317">
            <text:p>0.608317</text:p>
          </table:table-cell>
          <table:table-cell office:value-type="float" office:value="0.386836">
            <text:p>0.386836</text:p>
          </table:table-cell>
          <table:table-cell office:value-type="float" office:value="3.80344">
            <text:p>3.803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1738">
            <text:p>0.611738</text:p>
          </table:table-cell>
          <table:table-cell office:value-type="float" office:value="0.390699">
            <text:p>0.390699</text:p>
          </table:table-cell>
          <table:table-cell office:value-type="float" office:value="3.72907">
            <text:p>3.7290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47">
            <text:p>0.6147</text:p>
          </table:table-cell>
          <table:table-cell office:value-type="float" office:value="0.393597">
            <text:p>0.393597</text:p>
          </table:table-cell>
          <table:table-cell office:value-type="float" office:value="3.81697">
            <text:p>3.8169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9444">
            <text:p>0.609444</text:p>
          </table:table-cell>
          <table:table-cell office:value-type="float" office:value="0.386201">
            <text:p>0.386201</text:p>
          </table:table-cell>
          <table:table-cell office:value-type="float" office:value="3.74501">
            <text:p>3.745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0012">
            <text:p>0.610012</text:p>
          </table:table-cell>
          <table:table-cell office:value-type="float" office:value="0.388084">
            <text:p>0.388084</text:p>
          </table:table-cell>
          <table:table-cell office:value-type="float" office:value="3.75925">
            <text:p>3.7592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8063">
            <text:p>0.608063</text:p>
          </table:table-cell>
          <table:table-cell office:value-type="float" office:value="0.384196">
            <text:p>0.384196</text:p>
          </table:table-cell>
          <table:table-cell office:value-type="float" office:value="3.7345">
            <text:p>3.734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7577">
            <text:p>0.607577</text:p>
          </table:table-cell>
          <table:table-cell office:value-type="float" office:value="0.385144">
            <text:p>0.385144</text:p>
          </table:table-cell>
          <table:table-cell office:value-type="float" office:value="3.76154">
            <text:p>3.7615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30881">
            <text:p>0.630881</text:p>
          </table:table-cell>
          <table:table-cell office:value-type="float" office:value="0.397253">
            <text:p>0.397253</text:p>
          </table:table-cell>
          <table:table-cell office:value-type="float" office:value="3.74474">
            <text:p>3.744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6001">
            <text:p>0.606001</text:p>
          </table:table-cell>
          <table:table-cell office:value-type="float" office:value="0.383909">
            <text:p>0.383909</text:p>
          </table:table-cell>
          <table:table-cell office:value-type="float" office:value="3.7573">
            <text:p>3.757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683">
            <text:p>0.604683</text:p>
          </table:table-cell>
          <table:table-cell office:value-type="float" office:value="0.384109">
            <text:p>0.384109</text:p>
          </table:table-cell>
          <table:table-cell office:value-type="float" office:value="3.71691">
            <text:p>3.716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192">
            <text:p>0.601192</text:p>
          </table:table-cell>
          <table:table-cell office:value-type="float" office:value="0.382692">
            <text:p>0.382692</text:p>
          </table:table-cell>
          <table:table-cell office:value-type="float" office:value="3.70577">
            <text:p>3.7057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599502">
            <text:p>0.599502</text:p>
          </table:table-cell>
          <table:table-cell office:value-type="float" office:value="0.382645">
            <text:p>0.382645</text:p>
          </table:table-cell>
          <table:table-cell office:value-type="float" office:value="3.70704">
            <text:p>3.707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859">
            <text:p>0.601859</text:p>
          </table:table-cell>
          <table:table-cell office:value-type="float" office:value="0.381124">
            <text:p>0.381124</text:p>
          </table:table-cell>
          <table:table-cell office:value-type="float" office:value="3.70459">
            <text:p>3.7045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841">
            <text:p>0.603841</text:p>
          </table:table-cell>
          <table:table-cell office:value-type="float" office:value="0.38159">
            <text:p>0.38159</text:p>
          </table:table-cell>
          <table:table-cell office:value-type="float" office:value="3.71768">
            <text:p>3.717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504">
            <text:p>0.604504</text:p>
          </table:table-cell>
          <table:table-cell office:value-type="float" office:value="0.381254">
            <text:p>0.381254</text:p>
          </table:table-cell>
          <table:table-cell office:value-type="float" office:value="3.70586">
            <text:p>3.7058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045">
            <text:p>0.602045</text:p>
          </table:table-cell>
          <table:table-cell office:value-type="float" office:value="0.379278">
            <text:p>0.379278</text:p>
          </table:table-cell>
          <table:table-cell office:value-type="float" office:value="3.70508">
            <text:p>3.705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224">
            <text:p>0.603224</text:p>
          </table:table-cell>
          <table:table-cell office:value-type="float" office:value="0.384891">
            <text:p>0.384891</text:p>
          </table:table-cell>
          <table:table-cell office:value-type="float" office:value="3.69842">
            <text:p>3.6984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0845">
            <text:p>0.600845</text:p>
          </table:table-cell>
          <table:table-cell office:value-type="float" office:value="0.385088">
            <text:p>0.385088</text:p>
          </table:table-cell>
          <table:table-cell office:value-type="float" office:value="3.7258">
            <text:p>3.725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103">
            <text:p>0.602103</text:p>
          </table:table-cell>
          <table:table-cell office:value-type="float" office:value="0.38369">
            <text:p>0.38369</text:p>
          </table:table-cell>
          <table:table-cell office:value-type="float" office:value="3.70155">
            <text:p>3.7015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632">
            <text:p>0.602632</text:p>
          </table:table-cell>
          <table:table-cell office:value-type="float" office:value="0.379167">
            <text:p>0.379167</text:p>
          </table:table-cell>
          <table:table-cell office:value-type="float" office:value="3.69376">
            <text:p>3.693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499">
            <text:p>0.601499</text:p>
          </table:table-cell>
          <table:table-cell office:value-type="float" office:value="0.386781">
            <text:p>0.386781</text:p>
          </table:table-cell>
          <table:table-cell office:value-type="float" office:value="3.70082">
            <text:p>3.7008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231">
            <text:p>0.601231</text:p>
          </table:table-cell>
          <table:table-cell office:value-type="float" office:value="0.381616">
            <text:p>0.381616</text:p>
          </table:table-cell>
          <table:table-cell office:value-type="float" office:value="3.7052">
            <text:p>3.705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998">
            <text:p>0.601998</text:p>
          </table:table-cell>
          <table:table-cell office:value-type="float" office:value="0.381576">
            <text:p>0.381576</text:p>
          </table:table-cell>
          <table:table-cell office:value-type="float" office:value="3.68668">
            <text:p>3.686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7743">
            <text:p>0.607743</text:p>
          </table:table-cell>
          <table:table-cell office:value-type="float" office:value="0.383677">
            <text:p>0.383677</text:p>
          </table:table-cell>
          <table:table-cell office:value-type="float" office:value="3.70816">
            <text:p>3.708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987">
            <text:p>0.601987</text:p>
          </table:table-cell>
          <table:table-cell office:value-type="float" office:value="0.37989">
            <text:p>0.37989</text:p>
          </table:table-cell>
          <table:table-cell office:value-type="float" office:value="3.69597">
            <text:p>3.6959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92">
            <text:p>0.60192</text:p>
          </table:table-cell>
          <table:table-cell office:value-type="float" office:value="0.379972">
            <text:p>0.379972</text:p>
          </table:table-cell>
          <table:table-cell office:value-type="float" office:value="3.68305">
            <text:p>3.6830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60605">
            <text:p>0.660605</text:p>
          </table:table-cell>
          <table:table-cell office:value-type="float" office:value="0.395072">
            <text:p>0.395072</text:p>
          </table:table-cell>
          <table:table-cell office:value-type="float" office:value="3.7022">
            <text:p>3.702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867">
            <text:p>0.601867</text:p>
          </table:table-cell>
          <table:table-cell office:value-type="float" office:value="0.37796">
            <text:p>0.37796</text:p>
          </table:table-cell>
          <table:table-cell office:value-type="float" office:value="3.69485">
            <text:p>3.6948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659">
            <text:p>0.60659</text:p>
          </table:table-cell>
          <table:table-cell office:value-type="float" office:value="0.382364">
            <text:p>0.382364</text:p>
          </table:table-cell>
          <table:table-cell office:value-type="float" office:value="3.71594">
            <text:p>3.7159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5081">
            <text:p>0.605081</text:p>
          </table:table-cell>
          <table:table-cell office:value-type="float" office:value="0.384459">
            <text:p>0.384459</text:p>
          </table:table-cell>
          <table:table-cell office:value-type="float" office:value="3.70433">
            <text:p>3.7043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062">
            <text:p>0.603062</text:p>
          </table:table-cell>
          <table:table-cell office:value-type="float" office:value="0.379013">
            <text:p>0.379013</text:p>
          </table:table-cell>
          <table:table-cell office:value-type="float" office:value="3.69608">
            <text:p>3.696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627">
            <text:p>0.603627</text:p>
          </table:table-cell>
          <table:table-cell office:value-type="float" office:value="0.380061">
            <text:p>0.380061</text:p>
          </table:table-cell>
          <table:table-cell office:value-type="float" office:value="3.69628">
            <text:p>3.6962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0862">
            <text:p>0.610862</text:p>
          </table:table-cell>
          <table:table-cell office:value-type="float" office:value="0.397411">
            <text:p>0.397411</text:p>
          </table:table-cell>
          <table:table-cell office:value-type="float" office:value="3.74161">
            <text:p>3.741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603">
            <text:p>0.604603</text:p>
          </table:table-cell>
          <table:table-cell office:value-type="float" office:value="0.381673">
            <text:p>0.381673</text:p>
          </table:table-cell>
          <table:table-cell office:value-type="float" office:value="3.6801">
            <text:p>3.68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764">
            <text:p>0.603764</text:p>
          </table:table-cell>
          <table:table-cell office:value-type="float" office:value="0.380151">
            <text:p>0.380151</text:p>
          </table:table-cell>
          <table:table-cell office:value-type="float" office:value="3.68791">
            <text:p>3.687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102">
            <text:p>0.604102</text:p>
          </table:table-cell>
          <table:table-cell office:value-type="float" office:value="0.38718">
            <text:p>0.38718</text:p>
          </table:table-cell>
          <table:table-cell office:value-type="float" office:value="3.69571">
            <text:p>3.6957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611">
            <text:p>0.602611</text:p>
          </table:table-cell>
          <table:table-cell office:value-type="float" office:value="0.379786">
            <text:p>0.379786</text:p>
          </table:table-cell>
          <table:table-cell office:value-type="float" office:value="3.69839">
            <text:p>3.698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463">
            <text:p>0.602463</text:p>
          </table:table-cell>
          <table:table-cell office:value-type="float" office:value="0.382771">
            <text:p>0.382771</text:p>
          </table:table-cell>
          <table:table-cell office:value-type="float" office:value="3.68939">
            <text:p>3.689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742">
            <text:p>0.604742</text:p>
          </table:table-cell>
          <table:table-cell office:value-type="float" office:value="0.384968">
            <text:p>0.384968</text:p>
          </table:table-cell>
          <table:table-cell office:value-type="float" office:value="3.69208">
            <text:p>3.692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8483">
            <text:p>0.608483</text:p>
          </table:table-cell>
          <table:table-cell office:value-type="float" office:value="0.382373">
            <text:p>0.382373</text:p>
          </table:table-cell>
          <table:table-cell office:value-type="float" office:value="3.69418">
            <text:p>3.6941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025">
            <text:p>0.604025</text:p>
          </table:table-cell>
          <table:table-cell office:value-type="float" office:value="0.38201">
            <text:p>0.38201</text:p>
          </table:table-cell>
          <table:table-cell office:value-type="float" office:value="3.70149">
            <text:p>3.7014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 table:number-rows-repeated="10482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4" number:min-integer-digits="1"/>
    </number:number-style>
    <number:number-style style:name="N120">
      <number:number number:decimal-places="3" number:min-integer-digits="0" number:decimal-replacement=""/>
    </number:number-style>
    <number:number-style style:name="N121">
      <number:number number:decimal-places="6" number:min-integer-digits="0" number:decimal-replacement=""/>
      <number:text>.</number:text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4">00/00/0000</text:date>, <text:time style:data-style-name="N2" text:time-value="0000-00-00T21:45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4T14:30:11</dc:date>
    <dc:creator>mind </dc:creator>
    <meta:generator>LibreOffice/4.0.2.2$Linux_X86_64 LibreOffice_project/400m0$Build-2</meta:generator>
    <meta:editing-duration>PT33M33S</meta:editing-duration>
    <meta:editing-cycles>5</meta:editing-cycles>
    <meta:document-statistic meta:table-count="1" meta:cell-count="181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00000003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67cm" svg:height="11.506cm" xlink:href=".." xlink:type="simple" chart:class="chart:line" chart:style-name="ch1">
        <chart:title svg:x="6.158cm" svg:y="0.366cm" chart:style-name="ch2">
          <text:p>Time per insert operation</text:p>
        </chart:title>
        <chart:legend svg:x="7.247cm" svg:y="1.97cm" style:legend-expansion="custom" chartooo:width="3.427cm" chartooo:height="0.787cm" style:legend-expansion-aspect-ratio="4.35451080050826" chart:style-name="ch3"/>
        <chart:plot-area chart:style-name="ch4" table:cell-range-address="Sheet1.G2:Sheet1.G8 Sheet1.K1:Sheet1.K8" chart:data-source-has-labels="both" svg:x="2.67cm" svg:y="3.573cm" svg:width="11.517cm" svg:height="6.359cm">
          <chartooo:coordinate-region svg:x="4.891cm" svg:y="3.781cm" svg:width="8.465cm" svg:height="5.07cm"/>
          <chart:axis chart:dimension="x" chart:name="primary-x" chart:style-name="ch5" chartooo:axis-type="auto">
            <chartooo:date-scale/>
            <chart:title svg:x="6.842cm" svg:y="10.163cm" chart:style-name="ch6">
              <text:p>Number of operations</text:p>
            </chart:title>
            <chart:categories table:cell-range-address="Sheet1.G2:Sheet1.G8"/>
          </chart:axis>
          <chart:axis chart:dimension="y" chart:name="primary-y" chart:style-name="ch7">
            <chart:title svg:x="1.764cm" svg:y="7.379cm" chart:style-name="ch8">
              <text:p>Time (s)</text:p>
            </chart:title>
            <chart:grid chart:style-name="ch9" chart:class="major"/>
          </chart:axis>
          <chart:series chart:style-name="ch10" chart:values-cell-range-address="Sheet1.K2:Sheet1.K8" chart:label-cell-address="Sheet1.K1:Sheet1.K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/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059716">
                <text:p>0.000000059716</text:p>
                <draw:g>
                  <svg:desc>Sheet1.K2:Sheet1.K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0342375510204082">
                <text:p>0.00000003423755102040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0421510833333333">
                <text:p>0.00000004215108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0055876272">
                <text:p>0.00000005587627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056683772">
                <text:p>0.00000005668377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0006100332">
                <text:p>0.0000000610033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000060701966">
                <text:p>0.0000000607019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88cm" svg:height="10.594cm" xlink:href=".." xlink:type="simple" chart:class="chart:line" chart:style-name="ch1">
        <chart:title svg:x="2.531cm" svg:y="0.347cm" chart:style-name="ch2">
          <text:p>Comparison - Insert operations and Theoretic Bound</text:p>
        </chart:title>
        <chart:legend svg:x="6.686cm" svg:y="1.414cm" style:legend-expansion="custom" chartooo:width="2.741cm" chartooo:height="0.616cm" style:legend-expansion-aspect-ratio="4.44967532467533" chart:style-name="ch3"/>
        <chart:plot-area chart:style-name="ch4" table:cell-range-address="Sheet1.G2:Sheet1.H8 Sheet1.G1:Sheet1.H1 Sheet1.L1:Sheet1.L8" chart:data-source-has-labels="both" svg:x="1.982cm" svg:y="2.544cm" svg:width="12.24cm" svg:height="6.785cm">
          <chartooo:coordinate-region svg:x="3.892cm" svg:y="2.752cm" svg:width="8.316cm" svg:height="5.496cm"/>
          <chart:axis chart:dimension="x" chart:name="primary-x" chart:style-name="ch5" chartooo:axis-type="auto">
            <chartooo:date-scale/>
            <chart:title svg:x="6.516cm" svg:y="9.541cm" chart:style-name="ch6">
              <text:p>Number of operations</text:p>
            </chart:title>
            <chart:categories table:cell-range-address="Sheet1.G2:Sheet1.G8"/>
          </chart:axis>
          <chart:axis chart:dimension="y" chart:name="primary-y" chart:style-name="ch7">
            <chart:title svg:x="1.108cm" svg:y="6.11cm" chart:style-name="ch8">
              <text:p>N</text:p>
            </chart:title>
            <chart:grid chart:style-name="ch9" chart:class="major"/>
          </chart:axis>
          <chart:axis chart:dimension="y" chart:name="secondary-y" chart:style-name="ch10">
            <chart:title svg:x="14.544cm" svg:y="6.563cm" chart:style-name="ch8">
              <text:p>Time (s)</text:p>
            </chart:title>
          </chart:axis>
          <chart:series chart:attached-axis="secondary-y" chart:style-name="ch11" chart:values-cell-range-address="Sheet1.H2:Sheet1.H8" chart:label-cell-address="Sheet1.H1:Sheet1.H1" chart:class="chart:line">
            <chart:data-point chart:repeated="7"/>
          </chart:series>
          <chart:series chart:attached-axis="primary-y" chart:style-name="ch12" chart:values-cell-range-address="Sheet1.L2:Sheet1.L8" chart:label-cell-address="Sheet1.L1:Sheet1.L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</text:p>
                <draw:g>
                  <svg:desc>Sheet1.H1:Sheet1.H1</svg:desc>
                </draw:g>
              </table:table-cell>
              <table:table-cell office:value-type="string">
                <text:p>N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59716">
                <text:p>0.00000059716</text:p>
                <draw:g>
                  <svg:desc>Sheet1.H2:Sheet1.H8</svg:desc>
                </draw:g>
              </table:table-cell>
              <table:table-cell office:value-type="float" office:value="10">
                <text:p>10</text:p>
                <draw:g>
                  <svg:desc>Sheet1.L2:Sheet1.L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342375510204082">
                <text:p>0.000003423755102040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421510833333333">
                <text:p>0.00004215108333333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55876272">
                <text:p>0.00055876272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56683772">
                <text:p>0.005668377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6100332">
                <text:p>0.06100332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60701966">
                <text:p>0.60701966</text:p>
              </table:table-cell>
              <table:table-cell office:value-type="float" office:value="10000000">
                <text:p>10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57cm" svg:height="11.487cm" xlink:href=".." xlink:type="simple" chart:class="chart:line" chart:style-name="ch1">
        <chart:title svg:x="5.184cm" svg:y="0.365cm" chart:style-name="ch2">
          <text:p>Decrease Key per element</text:p>
        </chart:title>
        <chart:legend svg:x="6.394cm" svg:y="1.649cm" style:legend-expansion="custom" chartooo:width="3.13cm" chartooo:height="0.616cm" style:legend-expansion-aspect-ratio="5.08116883116883" chart:style-name="ch3"/>
        <chart:plot-area chart:style-name="ch4" table:cell-range-address="Sheet1.G2:Sheet1.G8 Sheet1.M1:Sheet1.M8" chart:data-source-has-labels="both" svg:x="2.076cm" svg:y="3.204cm" svg:width="10.747cm" svg:height="7.088cm">
          <chartooo:coordinate-region svg:x="4.297cm" svg:y="3.412cm" svg:width="7.695cm" svg:height="5.799cm"/>
          <chart:axis chart:dimension="x" chart:name="primary-x" chart:style-name="ch5" chartooo:axis-type="auto">
            <chartooo:date-scale/>
            <chart:title svg:x="5.863cm" svg:y="10.522cm" chart:style-name="ch6">
              <text:p>Number of operations</text:p>
            </chart:title>
            <chart:categories table:cell-range-address="Sheet1.G2:Sheet1.G8"/>
          </chart:axis>
          <chart:axis chart:dimension="y" chart:name="primary-y" chart:style-name="ch5">
            <chart:title svg:x="1.202cm" svg:y="7.375cm" chart:style-name="ch7">
              <text:p>Time (s)</text:p>
            </chart:title>
            <chart:grid chart:style-name="ch8" chart:class="major"/>
          </chart:axis>
          <chart:series chart:style-name="ch9" chart:values-cell-range-address="Sheet1.M2:Sheet1.M8" chart:label-cell-address="Sheet1.M1:Sheet1.M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decrease/N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054924">
                <text:p>0.000000054924</text:p>
                <draw:g>
                  <svg:desc>Sheet1.M2:Sheet1.M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035894693877551">
                <text:p>0.0000000358946938775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0324480612244898">
                <text:p>0.000000032448061224489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00319543775510204">
                <text:p>0.000000031954377551020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034138938">
                <text:p>0.00000003413893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00037186002">
                <text:p>0.00000003718600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000038465912">
                <text:p>0.0000000384659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0000001" chart:maximum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45cm" svg:y="3.934cm" style:legend-expansion="high" chart:style-name="ch2"/>
        <chart:plot-area chart:style-name="ch3" table:cell-range-address="Sheet1.G2:Sheet1.G8 Sheet1.J1:Sheet1.J8 Sheet1.N1:Sheet1.N8" chart:data-source-has-labels="both" svg:x="0.77cm" svg:y="0.855cm" svg:width="11.535cm" svg:height="7.545cm">
          <chartooo:coordinate-region svg:x="3.094cm" svg:y="1.064cm" svg:width="7.197cm" svg:height="6.255cm"/>
          <chart:axis chart:dimension="x" chart:name="primary-x" chart:style-name="ch4" chartooo:axis-type="auto">
            <chartooo:date-scale/>
            <chart:categories table:cell-range-address="Sheet1.G2:Sheet1.G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J2:Sheet1.J8" chart:label-cell-address="Sheet1.J1:Sheet1.J1" chart:class="chart:line">
            <chart:data-point chart:repeated="7"/>
          </chart:series>
          <chart:series chart:attached-axis="primary-y" chart:style-name="ch9" chart:values-cell-range-address="Sheet1.N2:Sheet1.N8" chart:label-cell-address="Sheet1.N1:Sheet1.N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delete</text:p>
                <draw:g>
                  <svg:desc>Sheet1.J1:Sheet1.J1</svg:desc>
                </draw:g>
              </table:table-cell>
              <table:table-cell office:value-type="string">
                <text:p>log_2(N!)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198136">
                <text:p>0.00000198136</text:p>
                <draw:g>
                  <svg:desc>Sheet1.J2:Sheet1.J8</svg:desc>
                </draw:g>
              </table:table-cell>
              <table:table-cell office:value-type="float" office:value="19.9315685693242">
                <text:p>19.9315685693242</text:p>
                <draw:g>
                  <svg:desc>Sheet1.N2:Sheet1.N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52369166666667">
                <text:p>0.0000252369166666667</text:p>
              </table:table-cell>
              <table:table-cell office:value-type="float" office:value="521.542710897316">
                <text:p>521.5427108973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25408964">
                <text:p>0.00025408964</text:p>
              </table:table-cell>
              <table:table-cell office:value-type="float" office:value="8504.13592291165">
                <text:p>8504.135922911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8288108">
                <text:p>0.0038288108</text:p>
              </table:table-cell>
              <table:table-cell office:value-type="float" office:value="118260.64017799">
                <text:p>118260.6401779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0432284">
                <text:p>0.040432284</text:p>
              </table:table-cell>
              <table:table-cell office:value-type="float" office:value="1516460.17531608">
                <text:p>1516460.175316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319509">
                <text:p>0.4319509</text:p>
              </table:table-cell>
              <table:table-cell office:value-type="float" office:value="18488855.1977146">
                <text:p>18488855.197714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197828">
                <text:p>3.7197828</text:p>
              </table:table-cell>
              <table:table-cell office:value-type="float" office:value="218107832.92602">
                <text:p>218107832.926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